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375in" fo:margin-left="0in" fo:margin-top="0in" fo:margin-bottom="0in" table:align="left"/>
    </style:style>
    <style:style style:name="Table1.A" style:family="table-column">
      <style:table-column-properties style:column-width="6.93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34" style:family="table-row">
      <style:table-row-properties style:min-row-height="0.2917in" fo:keep-together="auto"/>
    </style:style>
    <style:style style:name="P1" style:family="paragraph" style:parent-style-name="Standard">
      <style:paragraph-properties fo:line-height="100%"/>
    </style:style>
    <style:style style:name="P2" style:family="paragraph" style:parent-style-name="Standard">
      <style:paragraph-properties fo:line-height="100%"/>
      <style:text-properties fo:color="#1155cc" style:text-underline-style="solid" style:text-underline-width="auto" style:text-underline-color="font-color"/>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left="0in" fo:margin-right="0in" fo:margin-top="0in" fo:margin-bottom="0in" loext:contextual-spacing="false" fo:line-height="100%" fo:text-indent="0in" style:auto-text-indent="false"/>
    </style:style>
    <style:style style:name="P5" style:family="paragraph" style:parent-style-name="Standard" style:master-page-name="Standard">
      <style:paragraph-properties fo:line-height="100%" style:page-number="1"/>
    </style:style>
    <style:style style:name="P6" style:family="paragraph" style:parent-style-name="Heading_20_1">
      <loext:graphic-properties draw:fill="solid" draw:fill-color="#ffffff"/>
      <style:paragraph-properties fo:margin-top="0.3335in" fo:margin-bottom="0.0835in" loext:contextual-spacing="false" fo:line-height="100%" fo:keep-together="auto" fo:background-color="#ffffff" fo:padding="0in" fo:border="none" fo:keep-with-next="auto"/>
    </style:style>
    <style:style style:name="P7" style:family="paragraph" style:parent-style-name="Heading_20_1">
      <style:paragraph-properties fo:margin-top="0.3335in" fo:margin-bottom="0.0835in" loext:contextual-spacing="false" fo:line-height="100%" fo:keep-together="auto" fo:keep-with-next="auto"/>
    </style:style>
    <style:style style:name="P8" style:family="paragraph" style:parent-style-name="Heading_20_4">
      <style:paragraph-properties fo:margin-top="0.1665in" fo:margin-bottom="0.028in" loext:contextual-spacing="false" fo:line-height="100%" fo:keep-together="auto" fo:keep-with-next="auto"/>
    </style:style>
    <style:style style:name="P9" style:family="paragraph">
      <loext:graphic-properties draw:fill="solid" draw:fill-color="#a0a0a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color="#0000ff" fo:font-style="italic" style:font-style-asian="italic"/>
    </style:style>
    <style:style style:name="T4" style:family="text">
      <style:text-properties fo:color="#0000ff" fo:font-style="italic" fo:font-weight="bold" style:font-style-asian="italic" style:font-weight-asian="bold"/>
    </style:style>
    <style:style style:name="T5" style:family="text">
      <style:text-properties fo:color="#0000ff" fo:font-style="italic" style:text-underline-style="solid" style:text-underline-width="auto" style:text-underline-color="font-color" fo:font-weight="bold" style:font-style-asian="italic" style:font-weight-asian="bold"/>
    </style:style>
    <style:style style:name="T6" style:family="text">
      <style:text-properties fo:color="#0000ff" fo:font-style="italic" style:text-underline-style="solid" style:text-underline-width="auto" style:text-underline-color="font-color" fo:font-weight="bold" style:font-style-asian="italic" style:font-weight-asian="bold" fo:background-color="#ffff00"/>
    </style:style>
    <style:style style:name="T7" style:family="text">
      <style:text-properties fo:color="#0000ff" fo:font-weight="bold" style:font-weight-asian="bold"/>
    </style:style>
    <style:style style:name="T8" style:family="text">
      <style:text-properties fo:color="#0000ff" fo:font-weight="bold" style:font-weight-asian="bold" fo:background-color="#ffff00"/>
    </style:style>
    <style:style style:name="T9" style:family="text">
      <style:text-properties fo:color="#0000ff" fo:background-color="#ffff00"/>
    </style:style>
    <style:style style:name="T10" style:family="text">
      <style:text-properties fo:color="#0000ff" style:text-underline-style="solid" style:text-underline-width="auto" style:text-underline-color="font-color" fo:font-weight="bold" style:font-weight-asian="bold"/>
    </style:style>
    <style:style style:name="T11" style:family="text">
      <style:text-properties fo:color="#0000ff" style:text-underline-style="solid" style:text-underline-width="auto" style:text-underline-color="font-color" fo:font-weight="bold" style:font-weight-asian="bold" fo:background-color="#ffff00"/>
    </style:style>
    <style:style style:name="T12" style:family="text">
      <style:text-properties fo:color="#0000ff" style:text-underline-style="solid" style:text-underline-width="auto" style:text-underline-color="font-color"/>
    </style:style>
    <style:style style:name="T13" style:family="text">
      <style:text-properties fo:color="#0000ff"/>
    </style:style>
    <style:style style:name="T14" style:family="text">
      <style:text-properties fo:color="#ff0000" fo:font-style="italic" style:font-style-asian="italic"/>
    </style:style>
    <style:style style:name="T15" style:family="text">
      <style:text-properties fo:color="#ff0000" fo:font-style="italic" fo:font-weight="bold" style:font-style-asian="italic" style:font-weight-asian="bold"/>
    </style:style>
    <style:style style:name="T16" style:family="text">
      <style:text-properties fo:color="#ff0000"/>
    </style:style>
    <style:style style:name="T17" style:family="text">
      <style:text-properties fo:color="#ff0000" style:text-underline-style="solid" style:text-underline-width="auto" style:text-underline-color="font-color"/>
    </style:style>
    <style:style style:name="T18" style:family="text">
      <style:text-properties fo:color="#ff0000" fo:font-weight="bold" style:font-weight-asian="bold"/>
    </style:style>
    <style:style style:name="T19" style:family="text">
      <style:text-properties fo:color="#ff00ff" fo:font-style="italic" style:font-style-asian="italic"/>
    </style:style>
    <style:style style:name="T20" style:family="text">
      <style:text-properties fo:color="#ff00ff"/>
    </style:style>
    <style:style style:name="T21" style:family="text">
      <style:text-properties fo:color="#ff00ff" fo:font-weight="bold" style:font-weight-asian="bold"/>
    </style:style>
    <style:style style:name="T22" style:family="text">
      <style:text-properties fo:color="#ff00ff" style:text-underline-style="solid" style:text-underline-width="auto" style:text-underline-color="font-color"/>
    </style:style>
    <style:style style:name="T23" style:family="text">
      <style:text-properties fo:color="#00ff00" fo:font-style="italic" style:font-style-asian="italic"/>
    </style:style>
    <style:style style:name="T24" style:family="text">
      <style:text-properties fo:color="#00ff00" fo:font-style="italic" fo:font-weight="bold" style:font-style-asian="italic" style:font-weight-asian="bold"/>
    </style:style>
    <style:style style:name="T25" style:family="text">
      <style:text-properties fo:color="#00ff00" fo:font-weight="bold" style:font-weight-asian="bold" fo:background-color="#ffffff"/>
    </style:style>
    <style:style style:name="T26" style:family="text">
      <style:text-properties fo:color="#00ff00" fo:font-weight="bold" style:font-weight-asian="bold" fo:background-color="#ffff00"/>
    </style:style>
    <style:style style:name="T27" style:family="text">
      <style:text-properties fo:color="#00ff00" fo:font-weight="bold" style:font-weight-asian="bold"/>
    </style:style>
    <style:style style:name="T28" style:family="text">
      <style:text-properties fo:color="#00ff00"/>
    </style:style>
    <style:style style:name="T29" style:family="text">
      <style:text-properties fo:color="#00ff00" style:text-underline-style="solid" style:text-underline-width="auto" style:text-underline-color="font-color" fo:font-weight="bold" style:font-weight-asian="bold"/>
    </style:style>
    <style:style style:name="T30" style:family="text">
      <style:text-properties fo:color="#ff9900" fo:font-style="italic" style:font-style-asian="italic"/>
    </style:style>
    <style:style style:name="T31" style:family="text">
      <style:text-properties fo:color="#ff9900"/>
    </style:style>
    <style:style style:name="T32" style:family="text">
      <style:text-properties fo:color="#ff9900" style:text-underline-style="solid" style:text-underline-width="auto" style:text-underline-color="font-color"/>
    </style:style>
    <style:style style:name="T33" style:family="text">
      <style:text-properties fo:color="#1155cc" style:text-underline-style="solid" style:text-underline-width="auto" style:text-underline-color="font-color"/>
    </style:style>
    <style:style style:name="T34" style:family="text">
      <style:text-properties fo:color="#1155cc" style:text-underline-style="solid" style:text-underline-width="auto" style:text-underline-color="font-color" fo:font-weight="bold" style:font-weight-asian="bold"/>
    </style:style>
    <style:style style:name="T35" style:family="text">
      <style:text-properties fo:font-weight="bold" style:font-weight-asian="bold"/>
    </style:style>
    <style:style style:name="T36" style:family="text">
      <style:text-properties fo:background-color="#ffff00"/>
    </style:style>
    <style:style style:name="T37" style:family="text">
      <style:text-properties fo:color="#000000" fo:font-size="11pt" fo:font-weight="bold" style:font-size-asian="11pt" style:font-weight-asian="bold" style:font-size-complex="11pt"/>
    </style:style>
    <style:style style:name="T38" style:family="text">
      <style:text-properties fo:font-style="italic" fo:font-weight="bold" style:font-style-asian="italic" style:font-weight-asian="bold"/>
    </style:style>
    <style:style style:name="T39" style:family="text">
      <style:text-properties fo:font-style="italic" style:font-style-asian="italic"/>
    </style:style>
    <style:style style:name="T40" style:family="text">
      <style:text-properties fo:color="#ffffff" fo:font-style="italic" style:text-underline-style="solid" style:text-underline-width="auto" style:text-underline-color="font-color" style:font-style-asian="italic" fo:background-color="#000000"/>
    </style:style>
    <style:style style:name="T41" style:family="text">
      <style:text-properties fo:color="#ffffff" fo:font-style="italic" style:font-style-asian="italic" fo:background-color="#000000"/>
    </style:style>
    <style:style style:name="T42" style:family="text">
      <style:text-properties fo:color="#121212" style:font-name="Georgia" fo:font-size="23pt" fo:font-style="italic" fo:font-weight="bold" style:font-name-asian="Georgia1" style:font-size-asian="23pt" style:font-style-asian="italic" style:font-weight-asian="bold" style:font-name-complex="Georgia1" style:font-size-complex="23pt"/>
    </style:style>
    <style:style style:name="T43" style:family="text">
      <style:text-properties fo:font-size="23pt" fo:font-weight="bold" style:font-size-asian="23pt" style:font-weight-asian="bold" style:font-size-complex="23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text:span text:style-name="T2">LEGEND</text:span></text:p>
      <text:p text:style-name="P1"><text:span text:style-name="T3">Blue = correct actions</text:span></text:p>
      <text:p text:style-name="P1"><text:span text:style-name="T14">Red = questionable actions</text:span></text:p>
      <text:p text:style-name="P1"><text:span text:style-name="T19">Pink = patient numbers</text:span></text:p>
      <text:p text:style-name="P1"><text:span text:style-name="T23">Green = genomic labs</text:span></text:p>
      <text:p text:style-name="P1"><text:span text:style-name="T30">Orange = remarks from critical media</text:span> </text:p>
      <text:p text:style-name="P1"/>
      <table:table table:name="Table1" table:style-name="Table1">
        <table:table-column table:style-name="Table1.A"/>
        <table:table-row table:style-name="Table1.1">
          <table:table-cell table:style-name="Table1.A1" office:value-type="string">
            <text:p text:style-name="P2"/>
            <text:p text:style-name="P1"><text:a xlink:type="simple" xlink:href="https://www.nytimes.com/2003/04/27/world/the-sars-epidemic-the-path-from-china-s-provinces-a-crafty-germ-breaks-out.html" text:style-name="ListLabel_20_1" text:visited-style-name="ListLabel_20_1"><text:span text:style-name="T33">SARS epidemic that erupted in 2002</text:span></text:a></text:p>
          </table:table-cell>
        </table:table-row>
        <table:table-row table:style-name="Table1.1">
          <table:table-cell table:style-name="Table1.A1" office:value-type="string">
            <text:p text:style-name="P3">2019-07</text:p>
            <text:p text:style-name="P3">In July, the Chinese Center for Disease Control and Prevention held what it called the nation’s biggest infectious outbreak training exercise since the SARS epidemic in 2002 and 2003. More than 8,200 officials took part in the online drill, focused on a traveler arriving from abroad with a fever who sets off temperature monitors, triggering a hunt for other passengers. The officials raced to test how quickly and effectively they could track, identify and contain the virus, including by notifying Beijing.</text:p>
            <text:p text:style-name="P3">At the heart of China’s defenses was the Contagious Disease National Direct Reporting System. Started in 2004. China had created an infectious disease reporting system that officials said was world-class: fast, thorough and, just as important, immune from meddling. Hospitals could input patients’ details into a computer and instantly notify government health authorities in Beijing, where officers are trained to spot and smother contagious outbreaks before they spread. Using this system, health officers in Beijing could pore over screens showing reports from hospitals or local disease control centers, ready to spot warning signs<text:a xlink:type="simple" xlink:href="https://mp.weixin.qq.com/s?__biz=MjM5MDQ3MTEyMQ==&amp;mid=2653326957&amp;idx=1&amp;sn=c95fecc2e1e4fa34bb0c0078780ecc75&amp;chksm=bd9668d38ae1e1c5661dfe95678ae789d836f775af5ceb26dd245006f30fccc6774eb987e870#rd" text:style-name="ListLabel_20_2" text:visited-style-name="ListLabel_20_2"> </text:a><text:a xlink:type="simple" xlink:href="https://mp.weixin.qq.com/s?__biz=MjM5MDQ3MTEyMQ==&amp;mid=2653326957&amp;idx=1&amp;sn=c95fecc2e1e4fa34bb0c0078780ecc75&amp;chksm=bd9668d38ae1e1c5661dfe95678ae789d836f775af5ceb26dd245006f30fccc6774eb987e870#rd" text:style-name="ListLabel_20_1" text:visited-style-name="ListLabel_20_1"><text:span text:style-name="T33">within a few hours</text:span></text:a> of a doctor diagnosing a troublesome infection, such as cholera or tuberculosis, as well as hard-to-diagnose cases of viral pneumonia.</text:p>
            <text:p text:style-name="P3">“Viruses like SARS could emerge anytime, but there’ll never be another SARS incident,” Gao Fu, director of China’s disease control center,<text:a xlink:type="simple" xlink:href="http://www.chinanews.com/gn/2019/03-05/8771355.shtml" text:style-name="ListLabel_20_2" text:visited-style-name="ListLabel_20_2"> </text:a><text:a xlink:type="simple" xlink:href="http://www.chinanews.com/gn/2019/03-05/8771355.shtml" text:style-name="ListLabel_20_1" text:visited-style-name="ListLabel_20_1"><text:span text:style-name="T33">said in a speech last year</text:span></text:a>. “That’s thanks to how well our national contagious disease surveillance system works.”</text:p>
            <text:p text:style-name="P3">The boasts were not empty.</text:p>
            <text:p text:style-name="P3">The system had helped when China and other countries suffered outbreaks of<text:a xlink:type="simple" xlink:href="https://www.ecdc.europa.eu/en/zoonotic-influenza/facts/faq-avian-influenza" text:style-name="ListLabel_20_2" text:visited-style-name="ListLabel_20_2"> </text:a><text:a xlink:type="simple" xlink:href="https://www.ecdc.europa.eu/en/zoonotic-influenza/facts/faq-avian-influenza" text:style-name="ListLabel_20_1" text:visited-style-name="ListLabel_20_1"><text:span text:style-name="T33">avian influenza</text:span></text:a>. In 2013, authorities filed cases of a potentially deadly H7N9 avian influenza virus, with orders to submit them within two hours of confirmation.</text:p>
            <text:p text:style-name="P3">Year after year, Chinese health authorities warned hospitals to look out for such outliers.</text:p>
            <text:p text:style-name="P3">“For many infectious diseases when you don’t know the cause, it can often present itself as pneumonia of unknown etiology,” said Dr. Yang, the retired official. “This was a way of capturing an outbreak while it was embryonic.”</text:p>
          </table:table-cell>
        </table:table-row>
        <table:table-row table:style-name="Table1.1">
          <table:table-cell table:style-name="Table1.A1" office:value-type="string">
            <text:p text:style-name="P3">2019-10<text:line-break/>The health authorities held regular meetings to train disease control officials in spotting and investigating unexplained and hard-to-treat pneumonia cases; the last was in<text:a xlink:type="simple" xlink:href="http://www.chinaivdc.cn/xwdt/201910/t20191024_206446.html" text:style-name="ListLabel_20_2" text:visited-style-name="ListLabel_20_2"> </text:a><text:a xlink:type="simple" xlink:href="http://www.chinaivdc.cn/xwdt/201910/t20191024_206446.html" text:style-name="ListLabel_20_1" text:visited-style-name="ListLabel_20_1"><text:span text:style-name="T33">Shanghai in October</text:span></text:a>.</text:p>
          </table:table-cell>
        </table:table-row>
        <table:table-row table:style-name="Table1.1">
          <table:table-cell table:style-name="Table1.A1" office:value-type="string">
            <text:p text:style-name="P3">2019-11<text:line-break/>Last November, the country’s Center for Disease Control alerted the public to an outbreak of pneumonic plague in the sparsely populated Inner Mongolia, after only two cases emerged.</text:p>
            <text:p text:style-name="P3">They inspected hospitals and local disease control centers to try to ensure that they were reporting all listed diseases, and the National Health Commission<text:a xlink:type="simple" xlink:href="http://www.nhc.gov.cn/jws/s7881/201909/83012210b4564f26a163408599072379.shtml" text:style-name="ListLabel_20_2" text:visited-style-name="ListLabel_20_2"> </text:a><text:a xlink:type="simple" xlink:href="http://www.nhc.gov.cn/jws/s7881/201909/83012210b4564f26a163408599072379.shtml" text:style-name="ListLabel_20_1" text:visited-style-name="ListLabel_20_1"><text:span text:style-name="T33">demanded 100 percent compliance</text:span></text:a>. Although implementation was patchy, doctors<text:a xlink:type="simple" xlink:href="http://www.cnki.com.cn/Article/CJFDTotal-YXWX2016110http://www.cnki.com.cn/Article/CJFDTotal-YXWX201611025.htm25.htm" text:style-name="ListLabel_20_2" text:visited-style-name="ListLabel_20_2"> </text:a><text:a xlink:type="simple" xlink:href="http://www.cnki.com.cn/Article/CJFDTotal-YXWX2016110http://www.cnki.com.cn/Article/CJFDTotal-YXWX201611025.htm25.htm" text:style-name="ListLabel_20_1" text:visited-style-name="ListLabel_20_1"><text:span text:style-name="T33">reported a handful</text:span></text:a> of unusual pneumonia infections, galvanizing investigators to track down the cause.</text:p>
          </table:table-cell>
        </table:table-row>
        <table:table-row table:style-name="Table1.1">
          <table:table-cell table:style-name="Table1.A1" office:value-type="string">
            <text:p text:style-name="P3">2019-12<text:line-break/>In early December, Hubei’s local Center for Disease Control called together officials from across the province to instill the system’s importance.</text:p>
            <text:p text:style-name="P3">Huang Xibao, a deputy director of the center,<text:a xlink:type="simple" xlink:href="http://www.hbcdc.cn/index.php/index-view.html?aid=8128" text:style-name="ListLabel_20_2" text:visited-style-name="ListLabel_20_2"> </text:a><text:a xlink:type="simple" xlink:href="http://www.hbcdc.cn/index.php/index-view.html?aid=8128" text:style-name="ListLabel_20_1" text:visited-style-name="ListLabel_20_1"><text:span text:style-name="T33">told them to make sure that in 2020 Hubei</text:span></text:a> was “number one nationwide in the overall quality of its contagious disease information.”<text:line-break/><text:line-break/>~~~~~~~~~~~~~~~~~~~~~</text:p>
            <text:p text:style-name="P3">Test results from multiple labs in December suggested that there was an outbreak of a highly infectious virus. However, the results failed to trigger a response that could have prepared the public, despite being fed into an infectious disease control system that was designed to alert China's top health officials about outbreaks.</text:p>
          </table:table-cell>
        </table:table-row>
        <table:table-row table:style-name="Table1.1">
          <table:table-cell table:style-name="Table1.A1" office:value-type="string">
            <text:p text:style-name="P3">2019-12-12<text:line-break/><text:a xlink:type="simple" xlink:href="https://github.com/Terminus2049/Terminus2049.github.io/blob/master/_posts/2020-02-19-zhi-shi-fen-zi.md" text:style-name="ListLabel_20_3" text:visited-style-name="ListLabel_20_3"><text:span text:style-name="T1">official internal report that was leaked online</text:span></text:a> in Feb listed <text:span text:style-name="T20">patients had fallen ill starting Dec. 12</text:span>.</text:p>
          </table:table-cell>
        </table:table-row>
        <table:table-row table:style-name="Table1.1">
          <table:table-cell table:style-name="Table1.A1" office:value-type="string">
            <text:p text:style-name="P3">2019-12-16<text:line-break/>Dr. Ai, the head of the intensive care unit at Wuhan Central Hospital, was among the first doctors to note a disturbing pattern among <text:span text:style-name="T35">patients staggering into the city’s hospitals with dry coughs, high fevers and crippling lethargy</text:span>. Computerized tomography or “CT” scans often revealed <text:span text:style-name="T35">extensive damage to their lungs</text:span>.</text:p>
            <text:p text:style-name="P3">“It was a baffling high fever,” Dr. Ai<text:a xlink:type="simple" xlink:href="https://blog.dwnews.com/post-1313840.html" text:style-name="ListLabel_20_2" text:visited-style-name="ListLabel_20_2"> </text:a><text:a xlink:type="simple" xlink:href="https://blog.dwnews.com/post-1313840.html" text:style-name="ListLabel_20_3" text:visited-style-name="ListLabel_20_3"><text:span text:style-name="T1">said of a patient</text:span></text:a> who turned up on Dec. 16, according to an interview in a Chinese<text:span text:style-name="T35"> </text:span>magazine called People. “The medicines used throughout didn’t work, and his temperature didn’t move.”</text:p>
            <text:p text:style-name="P3">By the end of the month, <text:span text:style-name="T7">local disease control centers in Wuhan were receiving worried calls from doctors</text:span>, telling of the <text:span text:style-name="T7">strange, tenacious pneumonia cases that often seemed to emanate from the Huanan seafood market</text:span>.<text:a xlink:type="simple" xlink:href="https://mp.weixin.qq.com/s/E_FMh8T31ZnTFhi-5wZCbw" text:style-name="ListLabel_20_2" text:visited-style-name="ListLabel_20_2"> Seven in one hospital</text:a>, three in another,<text:a xlink:type="simple" xlink:href="https://shareapp.cyol.com/cmsfile/News/202002/03/toutiao323374.html" text:style-name="ListLabel_20_2" text:visited-style-name="ListLabel_20_2"> three in yet another</text:a>. <text:line-break/><text:span text:style-name="T20">( =&gt; 13)</text:span></text:p>
          </table:table-cell>
        </table:table-row>
        <table:table-row table:style-name="Table1.1">
          <table:table-cell table:style-name="Table1.A1" office:value-type="string">
            <text:p text:style-name="P3">2019-12-18<text:line-break/>A <text:span text:style-name="T21">65-year old Huanan market deliveryman</text:span> was admitted to the Central Hospital of Wuhan on Dec 18 with pneumonia and his condition quickly deteriorated. </text:p>
          </table:table-cell>
        </table:table-row>
        <table:table-row table:style-name="Table1.1">
          <table:table-cell table:style-name="Table1.A1" office:value-type="string">
            <text:p text:style-name="P3">2019-12-24<text:line-break/>On Dec 24, the doctors took fluid samples from (<text:span text:style-name="T21">65 year old Huanan market deliveryman</text:span>) his lungs and sent them to <text:span text:style-name="T25">Vision Medicals</text:span> for testing, according to Dr Zhao Su, head of respiratory medicine at the hospital.</text:p>
          </table:table-cell>
        </table:table-row>
        <table:table-row table:style-name="Table1.1">
          <table:table-cell table:style-name="Table1.A1" office:value-type="string">
            <text:p text:style-name="P3">2019-12-26<text:line-break/><text:span text:style-name="T8">Dr Zhang Jixian, who heads the respiratory department at Hubei Xinhua Hospital</text:span>, noticed on Dec 26 that he (sic) had received a <text:span text:style-name="T21">growing number of patients with symptoms of pneumonia from the neighboring seafood market</text:span>. <text:span text:style-name="T8">He (sic) reported the situation to the hospital the next day, with that report passed on to city and provincial health authorities</text:span>.</text:p>
            <text:p text:style-name="P3">~~~~~~~~~~~~</text:p>
            <text:p text:style-name="P3"><text:span text:style-name="T28">Several other genomics companies</text:span> also tested samples from patients in Wuhan with the then-unidentified virus in late December, Caixin learnt.</text:p>
            <text:p text:style-name="P3"><text:span text:style-name="T36">Industry leader </text:span><text:span text:style-name="T26">BGI</text:span> received a sample from a Wuhan hospital on Dec 26. </text:p>
          </table:table-cell>
        </table:table-row>
        <table:table-row table:style-name="Table1.1">
          <table:table-cell table:style-name="Table1.A1" office:value-type="string">
            <text:p text:style-name="P3">2019-12-27<text:line-break/>“These patients may be infectious. Caring for them in a general hospital is a safety risk,” warned Huang Chaolin, a senior doctor at Jinyintan Hospital, the city’s main facility for infectious diseases. He saw <text:span text:style-name="T16">7 patients</text:span> from another hospital on Dec. 27,<text:a xlink:type="simple" xlink:href="http://www.nhc.gov.cn/xcs/fkdt/202003/9502b2d78ea94ea9a43e855ca9e0a5e2.shtml" text:style-name="ListLabel_20_2" text:visited-style-name="ListLabel_20_2"> </text:a><text:a xlink:type="simple" xlink:href="http://www.nhc.gov.cn/xcs/fkdt/202003/9502b2d78ea94ea9a43e855ca9e0a5e2.shtml" text:style-name="ListLabel_20_3" text:visited-style-name="ListLabel_20_3"><text:span text:style-name="T1">according to a report</text:span></text:a> in the Health News, the official newspaper of the medical system.</text:p>
            <text:p text:style-name="P3">(NYT/AP comments) <text:span text:style-name="T30">“In theory, doctors could have reported such cases directly, but Chinese hospitals also answer to Communist Party bureaucracies. Over time, hospitals often came to defer to local health authorities about reporting troublesome infections, apparently to avoid surprising and embarrassing local leaders. That deference may not have mattered much most of the time. Now it gave officials in Wuhan an opening to control and distort information about the virus.”</text:span> <text:line-break/><text:line-break/>~~~~~~~~~~~~~~`<text:line-break/><text:line-break/>As early as Dec 27, a <text:span text:style-name="T28">Guangzhou-based genomics company</text:span> had sequenced most of the virus from fluid samples from the lung of a <text:span text:style-name="T21">65-year old deliveryman</text:span> who worked at the seafood market where many of the first cases emerged. The results showed an alarming similarity to the deadly Sars coronavirus that killed nearly 800 people between 2002 and 2003.<text:line-break/><text:line-break/>The earliest results, for the 65-year-old deliveryman who worked at the Wuhan seafood market, were returned on Dec 27 by <text:span text:style-name="T27">Vision Medicals</text:span>, a genomics company based in Huangpu district in Guangzhou, South China's Guangdong province.<text:line-break/><text:line-break/><text:span text:style-name="T7">In an unusual move, the company did not send back results, but instead called the doctor on Dec 27th. <text:line-break/>"They just called us and said it was a new coronavirus," Dr Zhao said</text:span><text:span text:style-name="T35">.</text:span></text:p>
            <text:p text:style-name="P3"><text:span text:style-name="T27">Vision Medicals</text:span> confirmed the tests took place in a post it published on social media late last week (i.e. ~ Feb28). The post said the company was involved in early studies on the new coronavirus and contributed to an article published on the English version of the Chinese Medical Journal about its discovery. That article makes specific mention of a sample collected on Dec 24 from a 65-year-old patient who had contact with the seafood market.<text:line-break/><text:line-break/>A different social media post, believed to have been made by a Vision Medicals employee, sheds more light on the company's early work. The author of the post, made on Jan 28, said only that they worked at a private company based in Huangpu, Guangzhou, where Vision Medicals is located.</text:p>
            <text:p text:style-name="P3">The post's author said they noticed a close similarity with the Sars coronavirus in test results of a sample collected on Dec 24, but decided to study the results more closely before returning them, due to their significance. <text:span text:style-name="T9">The company did, however, share the data with the </text:span><text:span text:style-name="T8">Chinese Academy of Medical Sciences</text:span><text:span text:style-name="T9">, according to the article</text:span>. <text:line-break/><text:line-break/>On Dec 27, the lab work had sequenced most of the virus' genome and had confirmed it was a coronavirus similar to the Sars virus, the article said.</text:p>
            <text:p text:style-name="P3"><text:line-break/><text:line-break/>Around that time (Dec 27), local doctors sent at least <text:span text:style-name="T20">8 other patient samples</text:span> from hospitals around Wuhan to <text:span text:style-name="T28">multiple Chinese genomics companies, including industry heavyweight BGI</text:span>, as they worked to determine what was behind a growing number of cases of unexplained respiratory disease. The results all pointed to<text:a xlink:type="simple" xlink:href="https://www.straitstimes.com/asia/east-asia/wuhan-pneumonia-outbreak-may-be-linked-to-new-type-of-virus-who" text:style-name="ListLabel_20_2" text:visited-style-name="ListLabel_20_2"> </text:a><text:a xlink:type="simple" xlink:href="https://www.straitstimes.com/asia/east-asia/wuhan-pneumonia-outbreak-may-be-linked-to-new-type-of-virus-who" text:style-name="ListLabel_20_3" text:visited-style-name="ListLabel_20_3"><text:span text:style-name="T1">a dangerous Sars-like virus</text:span></text:a>.<text:line-break/><text:line-break/>(Caixin remarks) <text:span text:style-name="T30">“That was days before China </text:span><text:span text:style-name="T4">notified the World Health Organisation (WHO) on Dec 31</text:span><text:span text:style-name="T30"> about the emergence of an unidentified infectious disease, two weeks before </text:span><text:span text:style-name="T4">it shared the virus' genome sequence with the world (Jan 11)</text:span><text:span text:style-name="T30">, and crucially, more than three weeks before Chinese authorities confirmed publicly that the virus was spreading between people.”</text:span></text:p>
            <text:p text:style-name="P3">Concerns about the new disease were initially kept within a small group of medical workers, researchers and officials.</text:p>
            <text:p text:style-name="P3"/>
            <text:p text:style-name="P3"><text:span text:style-name="T21">41-year-old man who had no history of contact with the seafood market, .. was admitted on Dec 27</text:span>.</text:p>
          </table:table-cell>
        </table:table-row>
        <table:table-row table:style-name="Table1.1">
          <table:table-cell table:style-name="Table1.A1" office:value-type="string">
            <text:p text:style-name="P3">In the following days (Dec 28-29), <text:span text:style-name="T27">Vision Medicals</text:span><text:span text:style-name="T35"> </text:span>company executives <text:span text:style-name="T4">paid a visit to Wuhan to discuss their findings with local hospital officials and disease control authorities</text:span>, the article said.</text:p>
            <text:p text:style-name="P3"><text:span text:style-name="T7">"There was an intensive and confidential investigation under way, and officials from the hospital and disease control centre had acknowledged many similar patients,"</text:span> it said.</text:p>
            <text:p text:style-name="P3">Little information about this early study has been officially released. The patient, who was transferred to Wuhan Jinyintang Hospital, later died.</text:p>
            <text:p text:style-name="P3"/>
            <text:p text:style-name="P8"><text:bookmark text:name="_zfwg1iu3iu8l"/><text:span text:style-name="T37">Revelations triggered by 'small mistake'</text:span></text:p>
            <text:p text:style-name="P3">While researchers at Vision Medicals mulled their findings, the Central Hospital of Wuhan sent swabs from <text:span text:style-name="T20">2 other patients</text:span> with the mysterious pneumonia to a Beijing-based lab, <text:span text:style-name="T27">CapitalBio Medlab</text:span>, for study.</text:p>
            <text:p text:style-name="P3">One of the samples came from a <text:span text:style-name="T21">41-year-old man who had no history of contact with the seafood market</text:span>, who was admitted on Dec 27.</text:p>
            <text:p text:style-name="P3">Test results delivered by the company showed a <text:span text:style-name="T38">false positive for Sars</text:span>. It was a "small mistake", a gene-sequencing expert told Caixin, which may have been due to a limited gene database or a lack of retesting.</text:p>
            <text:p text:style-name="P3">But it was this mistake that triggered the first concerns heard by the public - recalling painful memories of the cover-up that defined the Sars outbreak 17 years before.</text:p>
          </table:table-cell>
        </table:table-row>
        <table:table-row table:style-name="Table1.1">
          <table:table-cell table:style-name="Table1.A1" office:value-type="string">
            <text:p text:style-name="P3">2019-12-29<text:line-break/>Sequencing on a sample from Wuhan sent on Dec 26 was completed by <text:span text:style-name="T27">BGI</text:span> by Dec 29, and showed while it was not the virus that causes Sars, it was a previously unseen coronavirus that was about 80 per cent similar to it.</text:p>
            <text:p text:style-name="P3">A BGI source told Caixin that when they undertook the sequencing project in late December the company was unaware that the virus had sickened many people. "We take a lot of sequencing commissions every day," the source said.</text:p>
            <text:p text:style-name="P3">Caixin has learnt that the Wuhan hospital sent BGI <text:span text:style-name="T20">at least 30 samples from different pneumonia cases</text:span> for sequencing in December, and <text:span text:style-name="T21">3 were found to contain the new coronavirus</text:span><text:span text:style-name="T35">.<text:line-break/></text:span>Wuhan sent 2nd +ve sample to BGI: .. the second and third positive samples were received on Dec 29 and Dec 30. They were tested together and the results were <text:span text:style-name="T7">reported to the Wuhan Municipal Health Commission as early as Jan 1</text:span>.</text:p>
          </table:table-cell>
        </table:table-row>
        <table:table-row table:style-name="Table1.1">
          <table:table-cell table:style-name="Table1.A1" office:value-type="string">
            <text:p text:style-name="P3"><text:span text:style-name="T35">2019-12-30</text:span><text:line-break/>Local disease control offices in the city had counted <text:span text:style-name="T20">25 such cases</text:span> by Dec. 30, said an<text:a xlink:type="simple" xlink:href="https://github.com/Terminus2049/Terminus2049.github.io/blob/master/_posts/2020-02-19-zhi-shi-fen-zi.md" text:style-name="ListLabel_20_2" text:visited-style-name="ListLabel_20_2"> </text:a><text:a xlink:type="simple" xlink:href="https://github.com/Terminus2049/Terminus2049.github.io/blob/master/_posts/2020-02-19-zhi-shi-fen-zi.md" text:style-name="ListLabel_20_3" text:visited-style-name="ListLabel_20_3"><text:span text:style-name="T1">official internal report that was leaked online</text:span></text:a> last month by unknown whistle-blowers. The brief document was one of the first attempts by Wuhan to understand the extent of cases, and listed patients had fallen ill starting Dec. 12. <text:line-break/><text:line-break/><text:span text:style-name="T16">“The local health administration clearly made a choice not to use the reporting system,”</text:span> said<text:a xlink:type="simple" xlink:href="https://political-science.uchicago.edu/directory/dali-yang" text:style-name="ListLabel_20_2" text:visited-style-name="ListLabel_20_2"> </text:a><text:a xlink:type="simple" xlink:href="https://political-science.uchicago.edu/directory/dali-yang" text:style-name="ListLabel_20_3" text:visited-style-name="ListLabel_20_3"><text:span text:style-name="T1">Dali Yang</text:span></text:a>, a professor of political science at the University of Chicago who studies policymaking in China. <text:span text:style-name="T16">“It is clear they were trying to resolve the problem within the province.”</text:span><text:line-break/><text:span text:style-name="T16">Leaders in Wuhan seem to have assumed that the outbreak would peter out like bursts of avian flu infection — short-lived and localized</text:span> — Shao Yiming, a virologist at the Center for Disease Control,<text:a xlink:type="simple" xlink:href="http://www.caixin.com/2020-03-18/101530196.html" text:style-name="ListLabel_20_2" text:visited-style-name="ListLabel_20_2"> </text:a><text:a xlink:type="simple" xlink:href="http://www.caixin.com/2020-03-18/101530196.html" text:style-name="ListLabel_20_3" text:visited-style-name="ListLabel_20_3"><text:span text:style-name="T1">said in an interview</text:span></text:a> with Caixin, a Chinese magazine.<text:line-break/>“<text:span text:style-name="T16">This fixed mind-set caused errors in judgment, so we lost the opportunity to early on adopt encircling tactics and tell the public how to self-protect</text:span>,” Dr. Shao said.<text:line-break/><text:line-break/>(Media remarks) <text:span text:style-name="T31">Word of the outbreak started to reach </text:span><text:span text:style-name="T7">disease control officials in Beijing</text:span><text:span text:style-name="T31"> after rumors and the leaked documents began to spread online. The national center for disease control has pointedly avoided saying in announcements that it had been notified by Wuhan, instead noting that it had “learned of” the outbreak. Local officials have hedged over when and how they told Beijing</text:span>.<text:line-break/></text:p>
            <text:p text:style-name="P3">The leaked documents were <text:span text:style-name="T16">two internal Wuhan government directives, which</text:span><text:a xlink:type="simple" xlink:href="http://www.ccdi.gov.cn/toutiao/202003/t20200319_213880.html" text:style-name="ListLabel_20_4" text:visited-style-name="ListLabel_20_4"><text:span text:style-name="T16"> </text:span></text:a><text:a xlink:type="simple" xlink:href="http://www.ccdi.gov.cn/toutiao/202003/t20200319_213880.html" text:style-name="ListLabel_20_5" text:visited-style-name="ListLabel_20_5"><text:span text:style-name="T17">emerged online on Dec. 30</text:span></text:a><text:span text:style-name="T16">, possibly released by worried medical workers</text:span>. <text:span text:style-name="T7">The directives, marked “urgent,” ordered hospitals to send the city health commission</text:span><text:a xlink:type="simple" xlink:href="http://www.bjnews.com.cn/news/2019/12/31/668430.html" text:style-name="ListLabel_20_6" text:visited-style-name="ListLabel_20_6"><text:span text:style-name="T7"> </text:span></text:a><text:a xlink:type="simple" xlink:href="http://www.bjnews.com.cn/news/2019/12/31/668430.html" text:style-name="ListLabel_20_7" text:visited-style-name="ListLabel_20_7"><text:span text:style-name="T10">information about cases</text:span></text:a><text:span text:style-name="T7"> of the mysterious pneumonia,</text:span><text:a xlink:type="simple" xlink:href="https://upload.wikimedia.org/wikipedia/commons/c/c5/%E5%85%B3%E4%BA%8E%E5%81%9A%E5%A5%BD%E4%B8%8D%E6%98%8E%E5%8E%9F%E5%9B%A0%E8%82%BA%E7%82%8E%E6%95%91%E6%B2%BB%E5%B7%A5%E4%BD%9C%E7%9A%84%E7%B4%A7%E6%80%A5%E9%80%9A%E7%9F%A5.pdf" text:style-name="ListLabel_20_6" text:visited-style-name="ListLabel_20_6"><text:span text:style-name="T7"> </text:span></text:a><text:a xlink:type="simple" xlink:href="https://upload.wikimedia.org/wikipedia/commons/c/c5/%E5%85%B3%E4%BA%8E%E5%81%9A%E5%A5%BD%E4%B8%8D%E6%98%8E%E5%8E%9F%E5%9B%A0%E8%82%BA%E7%82%8E%E6%95%91%E6%B2%BB%E5%B7%A5%E4%BD%9C%E7%9A%84%E7%B4%A7%E6%80%A5%E9%80%9A%E7%9F%A5.pdf" text:style-name="ListLabel_20_7" text:visited-style-name="ListLabel_20_7"><text:span text:style-name="T10">improve treatmen</text:span></text:a><text:span text:style-name="T7">t of patients and avoid infection in hospitals</text:span>. At the same time, <text:span text:style-name="T16">doctors alerted colleagues to the outbreak in private group chats on social media, which prompted official reprimands (Dr Li Wenliang was one of them)</text:span>.</text:p>
            <text:p text:style-name="P3"><text:span text:style-name="T7">Gao Fu, the director of the Center for Disease Control, spotted the information circulating online and raised alarms</text:span>, according to an<text:a xlink:type="simple" xlink:href="https://www.chinesepen.org/blog/archives/143751" text:style-name="ListLabel_20_2" text:visited-style-name="ListLabel_20_2"> </text:a><text:a xlink:type="simple" xlink:href="https://www.chinesepen.org/blog/archives/143751" text:style-name="ListLabel_20_3" text:visited-style-name="ListLabel_20_3"><text:span text:style-name="T1">account by Hua Sheng</text:span></text:a>, a prominent Chinese economist who has defended the center. Dr. Gao declined to answer questions. <text:span text:style-name="T7">The center ordered teams of experts to rush to Wuhan, and the first group arrived by the next morning</text:span>.<text:line-break/><text:line-break/>~~~~~~~~~~~~~~~~~~<text:line-break/><text:line-break/>On Dec 30, Dr Li Wenliang was one of several in Wuhan who sounded the first alarms and released initial evidence online. <text:span text:style-name="T16">Dr Li, who was punished for releasing the information</text:span>, would<text:a xlink:type="simple" xlink:href="https://www.straitstimes.com/asia/east-asia/chinese-doctor-who-tried-to-warn-colleagues-in-wuhan-about-coronavirus-dies" text:style-name="ListLabel_20_2" text:visited-style-name="ListLabel_20_2"> </text:a><text:a xlink:type="simple" xlink:href="https://www.straitstimes.com/asia/east-asia/chinese-doctor-who-tried-to-warn-colleagues-in-wuhan-about-coronavirus-dies" text:style-name="ListLabel_20_3" text:visited-style-name="ListLabel_20_3"><text:span text:style-name="T1">perish from the disease five weeks later</text:span></text:a>, after contracting it from a patient.</text:p>
            <text:p text:style-name="P3">~~~~~~~~~~~~~</text:p>
            <text:p text:style-name="P3">On the evening of Dec 30, several doctors in Wuhan, including the late Dr Li Wenliang,<text:a xlink:type="simple" xlink:href="https://www.straitstimes.com/asia/east-asia/chinese-whistle-blower-li-wenliang-there-should-be-more-than-one-voice-in-a-healthy" text:style-name="ListLabel_20_2" text:visited-style-name="ListLabel_20_2"> </text:a><text:a xlink:type="simple" xlink:href="https://www.straitstimes.com/asia/east-asia/chinese-whistle-blower-li-wenliang-there-should-be-more-than-one-voice-in-a-healthy" text:style-name="ListLabel_20_3" text:visited-style-name="ListLabel_20_3"><text:span text:style-name="T1">privately shared</text:span></text:a><text:a xlink:type="simple" xlink:href="https://www.straitstimes.com/asia/east-asia/chinese-whistle-blower-li-wenliang-there-should-be-more-than-one-voice-in-a-healthy" text:style-name="ListLabel_20_1" text:visited-style-name="ListLabel_20_1"><text:span text:style-name="T33"> </text:span></text:a><text:a xlink:type="simple" xlink:href="https://www.straitstimes.com/asia/east-asia/chinese-whistle-blower-li-wenliang-there-should-be-more-than-one-voice-in-a-healthy" text:style-name="ListLabel_20_8" text:visited-style-name="ListLabel_20_8"><text:span text:style-name="T29">CapitalBio's</text:span></text:a><text:a xlink:type="simple" xlink:href="https://www.straitstimes.com/asia/east-asia/chinese-whistle-blower-li-wenliang-there-should-be-more-than-one-voice-in-a-healthy" text:style-name="ListLabel_20_1" text:visited-style-name="ListLabel_20_1"><text:span text:style-name="T33"> </text:span></text:a><text:a xlink:type="simple" xlink:href="https://www.straitstimes.com/asia/east-asia/chinese-whistle-blower-li-wenliang-there-should-be-more-than-one-voice-in-a-healthy" text:style-name="ListLabel_20_3" text:visited-style-name="ListLabel_20_3"><text:span text:style-name="T1">results as a warning to friends and colleagues</text:span></text:a> to take protective measures. <text:span text:style-name="T24">(Note that the CapitalBio report was the one that wrongly identified the new virus as Sars)</text:span></text:p>
            <text:p text:style-name="P3">Those messages then circulated widely online and sparked a public uproar demanding more information. <text:span text:style-name="T16">Several people, including Dr Li and two other doctors who sent the messages that night, were later punished by the authorities for "spreading rumours"</text:span>.</text:p>
            <text:p text:style-name="P3">~~~~~~~~~~~~~</text:p>
            <text:p text:style-name="P3"><text:span text:style-name="T7">Following Dr Zhang Jixian’s reports, disease control authorities in Wuhan and Hubei on Dec 30 issued an internal notice warning of the emergence of pneumonia patients with links to the seafood market and requiring hospitals to monitor similar cases</text:span>.</text:p>
            <text:p text:style-name="P3">The notice, later leaked online, offered the first glimpse to the public of officials' acknowledgement of the outbreak.</text:p>
          </table:table-cell>
        </table:table-row>
        <table:table-row table:style-name="Table1.1">
          <table:table-cell table:style-name="Table1.A1" office:value-type="string">
            <text:p text:style-name="P3">2019-12-31<text:line-break/><text:span text:style-name="T11">First group of experts from Chinese CDC arrived in Wuhan</text:span>.<text:line-break/><text:line-break/>“News that pneumonia of unknown cause had emerged in Wuhan shook the nerves of every emergency response worker in the Chinese Center for Disease Control,” said<text:a xlink:type="simple" xlink:href="http://www.chinacdc.cn/yw_9324/202002/t20200201_212137.html" text:style-name="ListLabel_20_2" text:visited-style-name="ListLabel_20_2"> </text:a><text:a xlink:type="simple" xlink:href="http://www.chinacdc.cn/yw_9324/202002/t20200201_212137.html" text:style-name="ListLabel_20_3" text:visited-style-name="ListLabel_20_3"><text:span text:style-name="T1">a report issued by the center</text:span></text:a>.<text:line-break/><text:line-break/><text:span text:style-name="T8">Officials from the National Health Commission (NHC)</text:span><text:a xlink:type="simple" xlink:href="http://www.scio.gov.cn/xwfbh/xwbfbh/wqfbh/42311/42470/index.htm" text:style-name="ListLabel_20_9" text:visited-style-name="ListLabel_20_9"><text:span text:style-name="T8"> </text:span></text:a><text:a xlink:type="simple" xlink:href="http://www.scio.gov.cn/xwfbh/xwbfbh/wqfbh/42311/42470/index.htm" text:style-name="ListLabel_20_10" text:visited-style-name="ListLabel_20_10"><text:span text:style-name="T11">have said</text:span></text:a><text:span text:style-name="T8"> that they ordered Wuhan to issue its first official announcement on the outbreak on Dec. 31. That day the government</text:span><text:a xlink:type="simple" xlink:href="https://www.who.int/docs/default-source/coronaviruse/situation-reports/20200121-sitrep-1-2019-ncov.pdf" text:style-name="ListLabel_20_9" text:visited-style-name="ListLabel_20_9"><text:span text:style-name="T8"> </text:span></text:a><text:a xlink:type="simple" xlink:href="https://www.who.int/docs/default-source/coronaviruse/situation-reports/20200121-sitrep-1-2019-ncov.pdf" text:style-name="ListLabel_20_10" text:visited-style-name="ListLabel_20_10"><text:span text:style-name="T11">also informed</text:span></text:a><text:span text:style-name="T11"> </text:span><text:span text:style-name="T8">the World Health Organization’s office in Beijing</text:span>.</text:p>
          </table:table-cell>
        </table:table-row>
        <table:table-row table:style-name="Table1.1">
          <table:table-cell table:style-name="Table1.A1" office:value-type="string">
            <text:p text:style-name="P3">2020-01-01<text:line-break/>On Jan 1, after several batches of genome sequence results had been returned to hospitals and submitted to health authorities, <text:span text:style-name="T16">an employee of one genomics company received a phone call from an official at the </text:span><text:span text:style-name="T17">Hubei Provincial Health Commission</text:span><text:span text:style-name="T16">, ordering the company to stop testing samples from Wuhan related to the new disease and destroy all existing samples</text:span>.<text:line-break/><text:line-break/>The employee spoke on condition of anonymity, saying <text:span text:style-name="T16">the company was told to immediately cease releasing test results and information about the tests, and report any future results to authorities</text:span>.</text:p>
            <text:p text:style-name="P3">~~~~~~~~~~~~</text:p>
            <text:p text:style-name="P3"><text:span text:style-name="T27">BGI</text:span> reported <text:span text:style-name="T20">3 sample positive</text:span> for a novel coronavirus to the Wuhan Municipal Health Commission as early as Jan 1.</text:p>
            <text:p text:style-name="P3">~~~~~~~~~~~~~~~</text:p>
            <text:p text:style-name="P3">On Jan 1, <text:span text:style-name="T16">gene-sequencing companies received an order from Hubei's health commission to stop testing and destroy all samples, according to an employee at one</text:span>.</text:p>
            <text:p text:style-name="P3"><text:span text:style-name="T16">"If you test it in the future, be sure to report it to us,"</text:span> the person said they were told by phone.</text:p>
          </table:table-cell>
        </table:table-row>
        <table:table-row table:style-name="Table1.1">
          <table:table-cell table:style-name="Table1.A1" office:value-type="string">
            <text:p text:style-name="P1">2020-01-02</text:p>
            <text:p text:style-name="P1"><text:a xlink:type="simple" xlink:href="https://apnews.com/6f2e666485e9abae4bb112251eca77be" text:style-name="ListLabel_20_5" text:visited-style-name="ListLabel_20_5"><text:span text:style-name="T17">The punishment of eight doctors for “rumor-mongering,”</text:span></text:a><text:span text:style-name="T16"> broadcast on national television</text:span></text:p>
          </table:table-cell>
        </table:table-row>
        <table:table-row table:style-name="Table1.1">
          <table:table-cell table:style-name="Table1.A1" office:value-type="string">
            <text:p text:style-name="P3">2020-01-03<text:line-break/><text:span text:style-name="T31">Some of the first cases were finally entered into the system on Jan. 3, though by then it was too late to serve as the early warning system it was intended to be</text:span>.<text:line-break/><text:span text:style-name="T16">Wuhan’s Health Commission set </text:span><text:span text:style-name="T18">narrow criteria </text:span><text:span text:style-name="T16">for confirming that a case was officially part of the outbreak, according to a</text:span><text:a xlink:type="simple" xlink:href="https://github.com/Pratitya/wuhan2020-timeline/issues/115" text:style-name="ListLabel_20_4" text:visited-style-name="ListLabel_20_4"><text:span text:style-name="T16"> </text:span></text:a><text:a xlink:type="simple" xlink:href="https://github.com/Pratitya/wuhan2020-timeline/issues/115" text:style-name="ListLabel_20_5" text:visited-style-name="ListLabel_20_5"><text:span text:style-name="T17">copy of the diagnostic guide</text:span></text:a><text:span text:style-name="T16"> that was leaked to the Chinese media</text:span>, possibly by a medical professional. <text:span text:style-name="T16">The rules said patients could be </text:span><text:span text:style-name="T18">counted if they had been to the market or had close contact with another patient who had</text:span><text:span text:style-name="T16">. That excluded a growing number of likely cases with no clear link to the market</text:span>.<text:line-break/><text:line-break/>~~~~~~~~~~~~<text:line-break/><text:line-break/>Then <text:span text:style-name="T16">on Jan 3, </text:span><text:span text:style-name="T18">China's National Health Commission (NHC)</text:span><text:span text:style-name="T16">, the nation's top health authority, ordered institutions not to publish any information related to the unknown disease, and ordered labs to transfer any samples they had to designated testing institutions, or to destroy them</text:span>. The order, which Caixin has seen, did not specify any designated testing institutions.<text:line-break/>… <text:line-break/><text:line-break/>(AP/NYT remarks) Two days later on Jan 3, <text:span text:style-name="T31">the National Health Commission issued its gag order</text:span> and <text:span text:style-name="T4">said the Wuhan pneumonia samples needed to be treated as highly pathogenic microorganisms - and that any samples needed to be moved to approved testing facilities or destroyed</text:span>.</text:p>
            <text:p text:style-name="P3">One virologist told Caixin that <text:span text:style-name="T38">even the Wuhan Institute of Virology (WIV) under the Chinese Academy of Sciences was not qualified for the tests and told to destroy samples in its lab</text:span>.</text:p>
            <text:p text:style-name="P3">But that day, Professor Zhang Yongzhen of Fudan University in Shanghai received biological samples packed in dry ice in metal boxes and shipped by rail from Wuhan Central Hospital.</text:p>
          </table:table-cell>
        </table:table-row>
        <table:table-row table:style-name="Table1.1">
          <table:table-cell table:style-name="Table1.A1" office:value-type="string">
            <text:p text:style-name="P3">2020-01-05<text:line-break/>By Jan 5, <text:span text:style-name="T28">Prof Zhang's team (Shanghai Fudan)</text:span> had also identified the new, Sars-like coronavirus through using high-throughput sequencing.</text:p>
            <text:p text:style-name="P3"><text:span text:style-name="T8">Prof Zhang reported his findings to the </text:span><text:span text:style-name="T11">Shanghai Municipal Health Commission</text:span><text:span text:style-name="T8"> as well as </text:span><text:span text:style-name="T11">China's National Health Commission</text:span><text:span text:style-name="T8">, warning that the new virus was like Sars, and was being transmitted through the respiratory route</text:span>. </text:p>
          </table:table-cell>
        </table:table-row>
        <table:table-row table:style-name="Table1.1">
          <table:table-cell table:style-name="Table1.A1" office:value-type="string">
            <text:p text:style-name="P3">2020-01-06<text:line-break/>Prof Zhang’s report to Shanghai Municipal Health Commission and Central NHC <text:span text:style-name="T4">sparked a secondary emergency response within the </text:span><text:span text:style-name="T5">Chinese Centre for Disease Control and Prevention (CDC)</text:span><text:span text:style-name="T4"> on Jan 6</text:span>.</text:p>
          </table:table-cell>
        </table:table-row>
        <text:soft-page-break/>
        <table:table-row table:style-name="Table1.1">
          <table:table-cell table:style-name="Table1.A1" office:value-type="string">
            <text:p text:style-name="P1">2020-01-05 to 2020-01-17</text:p>
            <text:p text:style-name="P1">“<text:span text:style-name="T20">hundreds of patients</text:span> were appearing in hospitals <text:span text:style-name="T20">not just in Wuhan but across the country.</text:span>”</text:p>
          </table:table-cell>
        </table:table-row>
        <table:table-row table:style-name="Table1.1">
          <table:table-cell table:style-name="Table1.A1" office:value-type="string">
            <text:p text:style-name="P3">2020-01-09<text:line-break/>“<text:span text:style-name="T16">They (Wuhan officials) said that the illness was quite light, not much different from seasonal influenza, and there’d been no illnesses among hundreds of people with close contact</text:span>,” Zeng Guang, a Chinese epidemiologist who visited Wuhan on Jan. 9, said of his talks there,<text:a xlink:type="simple" xlink:href="https://mp.weixin.qq.com/s?__biz=MjM5MDQ3MTEyMQ==&amp;mid=2653326957&amp;idx=1&amp;sn=c95fecc2e1e4fa34bb0c0078780ecc75&amp;chksm=bd9668d38ae1e1c5661dfe95678ae789d836f775af5ceb26dd245006f30fccc6774eb987e870#rd" text:style-name="ListLabel_20_2" text:visited-style-name="ListLabel_20_2"> </text:a><text:a xlink:type="simple" xlink:href="https://mp.weixin.qq.com/s?__biz=MjM5MDQ3MTEyMQ==&amp;mid=2653326957&amp;idx=1&amp;sn=c95fecc2e1e4fa34bb0c0078780ecc75&amp;chksm=bd9668d38ae1e1c5661dfe95678ae789d836f775af5ceb26dd245006f30fccc6774eb987e870#rd" text:style-name="ListLabel_20_3" text:visited-style-name="ListLabel_20_3"><text:span text:style-name="T1">according to the China Youth Daily</text:span></text:a>. “<text:span text:style-name="T16">They sounded very relaxed</text:span>.”<text:line-break/><text:line-break/>(media remarks) <text:span text:style-name="T31">Behind the scenes, officials in Wuhan mounted an effort to limit the number of infections counted as part of the outbreak, creating barriers against doctors filing cases</text:span>.<text:line-break/><text:line-break/>~~~~~~~~~~~~~~~~<text:line-break/><text:line-break/>(media remarks) <text:span text:style-name="T31">It was Jan 9 when the Chinese authorities finally announced that</text:span><text:a xlink:type="simple" xlink:href="https://www.straitstimes.com/asia/east-asia/wuhan-grapples-with-mystery-pneumonia" text:style-name="ListLabel_20_11" text:visited-style-name="ListLabel_20_11"><text:span text:style-name="T31"> </text:span></text:a><text:a xlink:type="simple" xlink:href="https://www.straitstimes.com/asia/east-asia/wuhan-grapples-with-mystery-pneumonia" text:style-name="ListLabel_20_12" text:visited-style-name="ListLabel_20_12"><text:span text:style-name="T32">a novel coronavirus was behind Wuhan's viral pneumonia outbreak</text:span></text:a><text:span text:style-name="T31">. Even then, the transmissibility of the virus was downplayed, leaving the public unaware of the imminent danger</text:span>.<text:line-break/><text:line-break/>~~~~~~~~~~~~~~~~<text:line-break/><text:span text:style-name="T13">On Jan 9, an expert team led by the </text:span><text:span text:style-name="T7">CDC</text:span><text:span text:style-name="T13"> made a preliminary conclusion that the disease was caused by a new strain of coronavirus, according to </text:span><text:span text:style-name="T7">Chinese state broadcaster CCTV.</text:span></text:p>
          </table:table-cell>
        </table:table-row>
        <table:table-row table:style-name="Table1.1">
          <table:table-cell table:style-name="Table1.A1" office:value-type="string">
            <text:p text:style-name="P3">2020-01-11<text:line-break/>On Jan 11, <text:span text:style-name="T6">Prof Zhang's team became the first to publish the genome sequence of the new virus on public databases Virological.org and GenBank, unveiling its structure to the world for the first time. The NHC shared the virus genomic information with the World Health Organisation the next day</text:span>.</text:p>
            <text:p text:style-name="P3">Also on Jan 11, the <text:span text:style-name="T12">Wuhan Municipal Health Commission</text:span><text:span text:style-name="T13"> resumed updating infection cases of the new virus after suspending reports for several days</text:span>. But <text:span text:style-name="T16">the government repeated its claim that there had been no medical worker infections and that there was no evidence of human transmission</text:span>.</text:p>
            <text:p text:style-name="P3">Meanwhile, it reported that the <text:span text:style-name="T20">number of confirmed cases had dropped to 41</text:span>.</text:p>
          </table:table-cell>
        </table:table-row>
        <table:table-row table:style-name="Table1.1">
          <table:table-cell table:style-name="Table1.A1" office:value-type="string">
            <text:p text:style-name="P3">2020-01-01 to 2020-01-15</text:p>
            <text:p text:style-name="P3"><text:span text:style-name="T16">A leaked</text:span><text:a xlink:type="simple" xlink:href="https://mp.weixin.qq.com/s?__biz=Mzg2ODA5NTI2Ng==&amp;mid=2247485878&amp;idx=1&amp;sn=abfe4e12aaeca7cb79bdcfcc434b81e9&amp;chksm=ceb0cdfbf9c744edd4ea3cad7145eb7d5994ccd0fee7411a9e968f6aaa6688620758cf0d85fb#rd" text:style-name="ListLabel_20_4" text:visited-style-name="ListLabel_20_4"><text:span text:style-name="T16"> </text:span></text:a><text:a xlink:type="simple" xlink:href="https://mp.weixin.qq.com/s?__biz=Mzg2ODA5NTI2Ng==&amp;mid=2247485878&amp;idx=1&amp;sn=abfe4e12aaeca7cb79bdcfcc434b81e9&amp;chksm=ceb0cdfbf9c744edd4ea3cad7145eb7d5994ccd0fee7411a9e968f6aaa6688620758cf0d85fb#rd" text:style-name="ListLabel_20_5" text:visited-style-name="ListLabel_20_5"><text:span text:style-name="T17">report from Wuhan Central Hospital</text:span></text:a><text:span text:style-name="T16"> describes how in the first half of January </text:span><text:span text:style-name="T15">local officials</text:span><text:span text:style-name="T16"> told doctors that cases had to be confirmed by bureaucratic overseers, above all, city and province health authorities</text:span>.<text:line-break/><text:span text:style-name="T16">For most of the first half of January, </text:span><text:span text:style-name="T15">local officials</text:span><text:span text:style-name="T16"> maintained that there had been no new confirmed infections, even as doctors in Wuhan and visiting experts suspected that a dangerous contagion was spreading from person to person</text:span>.</text:p>
            <text:p text:style-name="P3">“I lived through SARS, and to me the early period of this epidemic felt shockingly like SARS,” Li Liming, a Peking University professor of public health who was among the experts sent to Wuhan,<text:a xlink:type="simple" xlink:href="https://news.sina.com.cn/c/2020-03-05/doc-iimxyqvz8101965.shtml" text:style-name="ListLabel_20_2" text:visited-style-name="ListLabel_20_2"> </text:a><text:a xlink:type="simple" xlink:href="https://news.sina.com.cn/c/2020-03-05/doc-iimxyqvz8101965.shtml" text:style-name="ListLabel_20_3" text:visited-style-name="ListLabel_20_3"><text:span text:style-name="T1">told a Chinese newspaper.</text:span></text:a> “<text:span text:style-name="T16">In both, there was no rapid system response at the start.</text:span>”</text:p>
          </table:table-cell>
        </table:table-row>
        <table:table-row table:style-name="Table1.1">
          <table:table-cell table:style-name="Table1.A1" office:value-type="string">
            <text:p text:style-name="P1">2020-01-13</text:p>
            <text:p text:style-name="P1">First case in Thailand </text:p>
            <text:p text:style-name="P1"><text:span text:style-name="T13">they launched a nationwide plan to find cases — distributing CDC-sanctioned test kits, easing the criteria for confirming cases and ordering health officials to screen patients</text:span>, <text:span text:style-name="T31">all without telling the public</text:span>.</text:p>
          </table:table-cell>
        </table:table-row>
        <table:table-row table:style-name="Table1.1">
          <table:table-cell table:style-name="Table1.A1" office:value-type="string">
            <text:p text:style-name="P1">2020-01-14</text:p>
            <text:p text:style-name="P1"><text:span text:style-name="T7">Head of </text:span><text:span text:style-name="T10">China’s National Health Commission (NHC), Ma Xiaowei</text:span><text:span text:style-name="T7">, laid out a grim assessment of the situation in a confidential teleconference with provincial health officials</text:span>. <text:line-break/><text:line-break/>A memo states that the teleconference was held to convey instructions on the coronavirus from President Xi Jinping, Premier Li Keqiang and Vice Premier Sun Chunlan, but does not specify what those instructions were. <text:line-break/><text:line-break/>Ma said, <text:span text:style-name="T7">“The epidemic situation is still severe and complex, the most severe challenge since SARS in 2003, and is likely to develop into a major public health event,”</text:span> … the memo said that <text:span text:style-name="T11">“clustered cases suggest that human-to-human transmission is possible.</text:span><text:span text:style-name="T8">”</text:span> It singled out the case in Thailand, saying that <text:span text:style-name="T13">the situation had “changed significantly” because of the possible spread of the virus abroad.</text:span> <text:span text:style-name="T8">“With the coming of the Spring Festival, many people will be traveling, and the risk of transmission and spread is high,”</text:span> the memo continued. <text:span text:style-name="T8">“All localities must prepare for and respond to a pandemic.”</text:span></text:p>
          </table:table-cell>
        </table:table-row>
        <table:table-row table:style-name="Table1.1">
          <table:table-cell table:style-name="Table1.A1" office:value-type="string">
            <text:p text:style-name="P1">2020-01-15</text:p>
            <text:p text:style-name="P1"><text:span text:style-name="T11">The Center for Disease Control and Prevention in Beijing initiated the highest-level emergency response internally, level one.</text:span></text:p>
            <text:p text:style-name="P1"/>
            <text:p text:style-name="P1"><text:span text:style-name="T8">It assigned top CDC leaders to 14 working groups tasked with getting funds, training health workers, collecting data, doing field investigations and supervising laboratories.<text:line-break/></text:span></text:p>
            <text:p text:style-name="P1"><text:span text:style-name="T8">The memo directed Hubei province, where Wuhan is located, to begin temperature checks at airports, bus and train stations, and cut down on large public gatherings.<text:line-break/></text:span></text:p>
            <text:p text:style-name="P1"><text:span text:style-name="T8">The National Health Commission also distributed a 63-page set of instructions to provincial health officials, obtained by the AP. The instructions ordered health officials nationwide to identify suspected cases, hospitals to open fever clinics, and doctors and nurses to don protective gear. They were marked “internal” — “not to be spread on the internet,” “not to be publicly disclosed.”</text:span></text:p>
            <text:p text:style-name="P1"/>
          </table:table-cell>
        </table:table-row>
        <table:table-row table:style-name="Table1.1">
          <table:table-cell table:style-name="Table1.A1" office:value-type="string">
            <text:p text:style-name="P1">2020-01-18</text:p>
            <text:p text:style-name="P1">The <text:span text:style-name="T7">elite Peking Union Medical College Hospital held an emergency meeting on Jan. 18, instructing staff to adopt stringent isolation</text:span> — still before Xi’s public warning.</text:p>
          </table:table-cell>
        </table:table-row>
        <table:table-row table:style-name="Table1.1">
          <table:table-cell table:style-name="Table1.A1" office:value-type="string">
            <text:p text:style-name="P3"><text:span text:style-name="T35">2020-01-19</text:span><text:line-break/>Zhong Nanshan, a disease expert who helped identify SARS, <text:span text:style-name="T16">was also skeptical of the official optimism in Wuhan after visiting the city and hearing from his former students there</text:span>.</text:p>
            <text:p text:style-name="P3"><text:span text:style-name="T7">He and other experts finished their assessment of Wuhan on Jan. 19, convinced the virus had gained a menacing foothold, and</text:span><text:a xlink:type="simple" xlink:href="http://china.caixin.com/2020-03-08/101525508.html" text:style-name="ListLabel_20_6" text:visited-style-name="ListLabel_20_6"><text:span text:style-name="T7"> </text:span></text:a><text:a xlink:type="simple" xlink:href="http://china.caixin.com/2020-03-08/101525508.html" text:style-name="ListLabel_20_7" text:visited-style-name="ListLabel_20_7"><text:span text:style-name="T10">conveyed their alarm</text:span></text:a><text:span text:style-name="T7"> to senior officials in meetings in Beijing</text:span>.</text:p>
            <text:p text:style-name="P3"><text:span text:style-name="T7">“All the members of the expert team reported that the situation was grim,” Yuen Kwok-yung, a professor of infectious diseases at the University of Hong Kong who was among the expert group, told</text:span><text:a xlink:type="simple" xlink:href="http://china.caixin.com/2020-03-08/101525508.html" text:style-name="ListLabel_20_6" text:visited-style-name="ListLabel_20_6"><text:span text:style-name="T7"> </text:span></text:a><text:a xlink:type="simple" xlink:href="http://china.caixin.com/2020-03-08/101525508.html" text:style-name="ListLabel_20_7" text:visited-style-name="ListLabel_20_7"><text:span text:style-name="T10">Caixin magazine</text:span></text:a><text:span text:style-name="T7">. “Preventive measures had to fall in place immediately.”</text:span></text:p>
            <text:p text:style-name="P3"><text:span text:style-name="T16">After weeks of reporting no new infections</text:span>, the Wuhan government<text:a xlink:type="simple" xlink:href="http://wjw.wuhan.gov.cn/front/web/showDetail/2020011809064" text:style-name="ListLabel_20_2" text:visited-style-name="ListLabel_20_2"> </text:a><text:a xlink:type="simple" xlink:href="http://wjw.wuhan.gov.cn/front/web/showDetail/2020011809064" text:style-name="ListLabel_20_13" text:visited-style-name="ListLabel_20_13"><text:span text:style-name="T22">disclosed four new cases on Jan. 18</text:span></text:a><text:span text:style-name="T20">, followed by 17</text:span><text:a xlink:type="simple" xlink:href="http://wjw.wuhan.gov.cn/front/web/showDetail/2020011909074" text:style-name="ListLabel_20_14" text:visited-style-name="ListLabel_20_14"><text:span text:style-name="T20"> </text:span></text:a><text:a xlink:type="simple" xlink:href="http://wjw.wuhan.gov.cn/front/web/showDetail/2020011909074" text:style-name="ListLabel_20_13" text:visited-style-name="ListLabel_20_13"><text:span text:style-name="T22">the next day</text:span></text:a><text:span text:style-name="T20"> and</text:span><text:a xlink:type="simple" xlink:href="http://wjw.wuhan.gov.cn/front/web/showDetail/2020012009077" text:style-name="ListLabel_20_14" text:visited-style-name="ListLabel_20_14"><text:span text:style-name="T20"> </text:span></text:a><text:a xlink:type="simple" xlink:href="http://wjw.wuhan.gov.cn/front/web/showDetail/2020012009077" text:style-name="ListLabel_20_13" text:visited-style-name="ListLabel_20_13"><text:span text:style-name="T22">136 the next</text:span></text:a>.</text:p>
            <text:p text:style-name="P1"/>
            <text:p text:style-name="P1">2020-01-19</text:p>
            <text:p text:style-name="P1">A health expert toured <text:span text:style-name="T7">a hospital built after the SARS outbreak, where medical workers had furiously prepared an entire building with hundreds of beds for pneumonia patients</text:span>.</text:p>
            <text:p text:style-name="P1"/>
            <text:p text:style-name="P1"><text:span text:style-name="T7">“Everybody in the country in the infectious disease field knew something was going on,” she said, declining to be named to avoid disrupting sensitive government consultations. “They were anticipating it.”</text:span><text:line-break/></text:p>
          </table:table-cell>
        </table:table-row>
        <table:table-row table:style-name="Table1.1">
          <table:table-cell table:style-name="Table1.A1" office:value-type="string">
            <text:p text:style-name="P3">2020-01-18: <text:span text:style-name="T20">4 new cases</text:span><text:line-break/>2020-01-19: <text:span text:style-name="T20">17 new cases</text:span><text:line-break/>2020-01-20: <text:span text:style-name="T20">136 new cases</text:span></text:p>
          </table:table-cell>
        </table:table-row>
        <table:table-row table:style-name="Table1.1">
          <table:table-cell table:style-name="Table1.A1" office:value-type="string">
            <text:p text:style-name="P3">2020-01-20<text:line-break/>Finally, <text:span text:style-name="T8">on Jan 20, Dr Zhong Nanshan, a leading authority on respiratory health who came to national attention in his role fighting Sars, confirmed in a TV interview that the disease</text:span><text:a xlink:type="simple" xlink:href="https://www.straitstimes.com/asia/east-asia/wuhan-virus-cases-hit-217-in-china-as-president-xi-jinping-pledges-to-curb-outbreak" text:style-name="ListLabel_20_9" text:visited-style-name="ListLabel_20_9"><text:span text:style-name="T8"> </text:span></text:a><text:a xlink:type="simple" xlink:href="https://www.straitstimes.com/asia/east-asia/wuhan-virus-cases-hit-217-in-china-as-president-xi-jinping-pledges-to-curb-outbreak" text:style-name="ListLabel_20_10" text:visited-style-name="ListLabel_20_10"><text:span text:style-name="T11">was spreading from person-to-person</text:span></text:a>.</text:p>
            <text:p text:style-name="P1"/>
            <text:p text:style-name="P1"><text:span text:style-name="T16">If the public had been warned a week earlier to take actions such as social distancing, mask wearing and travel restrictions, cases could have been cut by up to two-thirds,</text:span><text:a xlink:type="simple" xlink:href="https://www.medrxiv.org/content/10.1101/2020.03.03.20029843v3.full.pdf" text:style-name="ListLabel_20_4" text:visited-style-name="ListLabel_20_4"><text:span text:style-name="T16"> </text:span></text:a><text:a xlink:type="simple" xlink:href="https://www.medrxiv.org/content/10.1101/2020.03.03.20029843v3.full.pdf" text:style-name="ListLabel_20_5" text:visited-style-name="ListLabel_20_5"><text:span text:style-name="T17">one paper later found</text:span></text:a><text:span text:style-name="T16">.</text:span> </text:p>
            <text:p text:style-name="P1"/>
            <text:p text:style-name="P3"><text:span text:style-name="T4">other health experts said the government took decisive action in private given the information available to them</text:span><text:span text:style-name="T39">.</text:span></text:p>
            <text:p text:style-name="P3"><text:span text:style-name="T4">“They may not have said the right thing, but they were doing the right thing,” said Ray Yip, the retired founding head of the U.S. Centers for Disease Control’s office in China. “On the 20th, they sounded the alarm for the whole country, which is not an unreasonable delay.”</text:span> </text:p>
            <text:p text:style-name="P3">If health officials raise the alarm prematurely, it can damage their credibility — “like crying wolf” — and cripple their ability to mobilize the public, said Benjamin Cowley, an epidemiologist at the University of Hong Kong. <text:span text:style-name="T40">(my remarks</text:span><text:span text:style-name="T41">: if health officials raise the alarm prematurely, there could have been an even more massive exodus from Wuhan, not only to rest of China but to all corners of the earth)</text:span>.</text:p>
            <text:p text:style-name="P3">The delay may support accusations by President Donald Trump that the Chinese government’s secrecy held back the world’s response to the virus. <text:span text:style-name="T8">However, even the public announcement on Jan. 20 left the U.S. nearly two months to prepare for the pandemic</text:span>.</text:p>
            <text:p text:style-name="P1">During those months,<text:a xlink:type="simple" xlink:href="https://apnews.com/6a8f85aad99607f313cca6ab1398e04d" text:style-name="ListLabel_20_2" text:visited-style-name="ListLabel_20_2"> </text:a><text:a xlink:type="simple" xlink:href="https://apnews.com/6a8f85aad99607f313cca6ab1398e04d" text:style-name="ListLabel_20_3" text:visited-style-name="ListLabel_20_3"><text:span text:style-name="T1">Trump ignored the warnings of his own staff and dismissed the disease as nothing to worry about</text:span></text:a>, while the government<text:a xlink:type="simple" xlink:href="https://apnews.com/090600c299a8cf07f5b44d92534856bc" text:style-name="ListLabel_20_2" text:visited-style-name="ListLabel_20_2"> </text:a><text:a xlink:type="simple" xlink:href="https://apnews.com/090600c299a8cf07f5b44d92534856bc" text:style-name="ListLabel_20_3" text:visited-style-name="ListLabel_20_3"><text:span text:style-name="T1">failed to bolster medical supplies</text:span></text:a> and<text:a xlink:type="simple" xlink:href="https://apnews.com/c335958b1f8f6a37b19b421bc7759722" text:style-name="ListLabel_20_2" text:visited-style-name="ListLabel_20_2"> </text:a><text:a xlink:type="simple" xlink:href="https://apnews.com/c335958b1f8f6a37b19b421bc7759722" text:style-name="ListLabel_20_3" text:visited-style-name="ListLabel_20_3"><text:span text:style-name="T1">deployed flawed testing kits</text:span></text:a>. Leaders across the world turned a blind eye to the outbreak, with British prime minister Boris Johnson calling for a strategy of “herd immunity” —<text:a xlink:type="simple" xlink:href="https://apnews.com/193a0cfe074685144ade169084a68255" text:style-name="ListLabel_20_2" text:visited-style-name="ListLabel_20_2"> </text:a><text:a xlink:type="simple" xlink:href="https://apnews.com/193a0cfe074685144ade169084a68255" text:style-name="ListLabel_20_3" text:visited-style-name="ListLabel_20_3"><text:span text:style-name="T1">before falling ill himself.</text:span></text:a> Brazilian president<text:a xlink:type="simple" xlink:href="https://apnews.com/b21a296383694c6726d03e027134daf1" text:style-name="ListLabel_20_2" text:visited-style-name="ListLabel_20_2"> </text:a><text:a xlink:type="simple" xlink:href="https://apnews.com/b21a296383694c6726d03e027134daf1" text:style-name="ListLabel_20_3" text:visited-style-name="ListLabel_20_3"><text:span text:style-name="T1">Jair Bolsonaro sneered at what he called “a little cold.”</text:span></text:a><text:line-break/></text:p>
          </table:table-cell>
        </table:table-row>
        <table:table-row table:style-name="Table1.1">
          <table:table-cell table:style-name="Table1.A1" office:value-type="string">
            <text:p text:style-name="P3">2020-01-22<text:line-break/>Two days later, <text:span text:style-name="T8">Wuhan, a city of 11 million,</text:span><text:a xlink:type="simple" xlink:href="https://www.straitstimes.com/asia/east-asia/chinese-virus-hit-city-of-wuhan-closes-transport-networks-state-media" text:style-name="ListLabel_20_9" text:visited-style-name="ListLabel_20_9"><text:span text:style-name="T8"> </text:span></text:a><text:a xlink:type="simple" xlink:href="https://www.straitstimes.com/asia/east-asia/chinese-virus-hit-city-of-wuhan-closes-transport-networks-state-media" text:style-name="ListLabel_20_10" text:visited-style-name="ListLabel_20_10"><text:span text:style-name="T11">was placed in lockdown</text:span></text:a><text:span text:style-name="T8">.</text:span> It remains quarantined today.</text:p>
          </table:table-cell>
        </table:table-row>
        <table:table-row table:style-name="Table1.1">
          <table:table-cell table:style-name="Table1.A1" office:value-type="string">
            <text:p text:style-name="P1">2020-01-23<text:line-break/></text:p>
          </table:table-cell>
        </table:table-row>
        <table:table-row table:style-name="Table1.34">
          <table:table-cell table:style-name="Table1.A1" table:number-rows-spanned="2" office:value-type="string">
            <text:p text:style-name="P1">(NYT remarks) <text:span text:style-name="T31">Aggressive action just a week earlier in mid-January could have cut the number of infections by two-thirds,</text:span><text:a xlink:type="simple" xlink:href="https://www.medrxiv.org/content/10.1101/2020.03.03.20029843v3.full.pdf" text:style-name="ListLabel_20_11" text:visited-style-name="ListLabel_20_11"><text:span text:style-name="T31"> </text:span></text:a><text:a xlink:type="simple" xlink:href="https://www.medrxiv.org/content/10.1101/2020.03.03.20029843v3.full.pdf" text:style-name="ListLabel_20_12" text:visited-style-name="ListLabel_20_12"><text:span text:style-name="T32">according to a recent study</text:span></text:a><text:span text:style-name="T31"> whose authors include an expert from Wuhan’s municipal Center for Disease Control and Prevention.</text:span><text:a xlink:type="simple" xlink:href="https://www.medrxiv.org/content/10.1101/2020.03.03.20029843v3" text:style-name="ListLabel_20_11" text:visited-style-name="ListLabel_20_11"><text:span text:style-name="T31"> </text:span></text:a><text:a xlink:type="simple" xlink:href="https://www.medrxiv.org/content/10.1101/2020.03.03.20029843v3" text:style-name="ListLabel_20_12" text:visited-style-name="ListLabel_20_12"><text:span text:style-name="T32">Another study found</text:span></text:a><text:span text:style-name="T31"> that if China had moved to control the outbreak three weeks earlier, it might have prevented 95 percent of the country’s cases.</text:span></text:p>
          </table:table-cell>
        </table:table-row>
        <table:table-row table:style-name="Table1.34">
          <table:covered-table-cell/>
        </table:table-row>
        <table:table-row table:style-name="Table1.1">
          <table:table-cell table:style-name="Table1.A1" office:value-type="string">
            <text:p text:style-name="P1">2020-02-13 </text:p>
            <text:p text:style-name="P1">Central government <text:a xlink:type="simple" xlink:href="https://www.nytimes.com/2020/02/13/world/asia/china-coronavirus-xi-jinping.html" text:style-name="ListLabel_20_3" text:visited-style-name="ListLabel_20_3"><text:span text:style-name="T1">promptly dismissed two health officials</text:span></text:a> and, later, the party secretaries for Hubei Province and its capital, Wuhan.<text:line-break/>The government has<text:a xlink:type="simple" xlink:href="http://www.qstheory.cn/dukan/qs/2020-03/01/c_1125641735.htm" text:style-name="ListLabel_20_2" text:visited-style-name="ListLabel_20_2"> </text:a><text:a xlink:type="simple" xlink:href="http://www.qstheory.cn/dukan/qs/2020-03/01/c_1125641735.htm" text:style-name="ListLabel_20_3" text:visited-style-name="ListLabel_20_3"><text:span text:style-name="T1">vowed to fix flaws</text:span></text:a> exposed in the disease surveillance system</text:p>
          </table:table-cell>
        </table:table-row>
        <table:table-row table:style-name="Table1.1">
          <table:table-cell table:style-name="Table1.A1" office:value-type="string">
            <text:p text:style-name="P1">2020-02-24</text:p>
            <text:p text:style-name="P1"><text:span text:style-name="T16">The failures in the first weeks “greatly reduced the vigilance and self-protection of the public and even medical workers, making it harder to contain the epidemic,” said</text:span><text:a xlink:type="simple" xlink:href="http://zhishifenzi.blog.caixin.com/archives/222222" text:style-name="ListLabel_20_4" text:visited-style-name="ListLabel_20_4"><text:span text:style-name="T16"> </text:span></text:a><text:a xlink:type="simple" xlink:href="http://zhishifenzi.blog.caixin.com/archives/222222" text:style-name="ListLabel_20_5" text:visited-style-name="ListLabel_20_5"><text:span text:style-name="T17">a study of the epidemic by 12 medical experts</text:span></text:a><text:span text:style-name="T16"> from Shanghai Jiao Tong University. “Only precautions in ordinary times can prevent great disasters from arising.”</text:span></text:p>
          </table:table-cell>
        </table:table-row>
        <table:table-row table:style-name="Table1.1">
          <table:table-cell table:style-name="Table1.A1" office:value-type="string">
            <text:p text:style-name="P1"/>
          </table:table-cell>
        </table:table-row>
        <table:table-row table:style-name="Table1.1">
          <table:table-cell table:style-name="Table1.A1" office:value-type="string">
            <text:p text:style-name="P1"/>
          </table:table-cell>
        </table:table-row>
        <table:table-row table:style-name="Table1.1">
          <table:table-cell table:style-name="Table1.A1" office:value-type="string">
            <text:p text:style-name="P1"/>
          </table:table-cell>
        </table:table-row>
        <text:soft-page-break/>
        <table:table-row table:style-name="Table1.1">
          <table:table-cell table:style-name="Table1.A1" office:value-type="string">
            <text:p text:style-name="P1"/>
          </table:table-cell>
        </table:table-row>
      </table:table>
      <text:p text:style-name="P1"/>
      <text:p text:style-name="P1"/>
      <text:p text:style-name="P6"><text:bookmark text:name="_f6sui3exqidc"/><text:span text:style-name="T42">China Created a Fail-Safe System to Track Contagions. It Failed.</text:span></text:p>
      <text:p text:style-name="P1"><text:a xlink:type="simple" xlink:href="https://www.nytimes.com/2020/03/29/world/asia/coronavirus-china.html?fbclid=IwAR3WJwyAfnftEP2PWeKR6pWRdAVZZBjmmhkta0jCVNazm8wMEdLd5tvNgV8" text:style-name="ListLabel_20_1" text:visited-style-name="ListLabel_20_1"><text:span text:style-name="T33">https://www.nytimes.com/2020/03/29/world/asia/coronavirus-china.html?</text:span></text:a></text:p>
      <text:p text:style-name="P1"/>
      <text:p text:style-name="P1"/>
      <text:p text:style-name="P1"><draw:rect text:anchor-type="as-char" style:rel-width="100%" draw:z-index="0" draw:style-name="gr1" draw:text-style-name="P9" svg:width="0.0012in" svg:height="0.0213in"><text:p/></draw:rect></text:p>
      <text:p text:style-name="P1"/>
      <text:p text:style-name="P1"/>
      <text:p text:style-name="P1"><text:a xlink:type="simple" xlink:href="https://apnews.com/68a9e1b91de4ffc166acd6012d82c2f9" text:style-name="ListLabel_20_1" text:visited-style-name="ListLabel_20_1"><text:span text:style-name="T33">https://apnews.com/68a9e1b91de4ffc166acd6012d82c2f9</text:span></text:a>?</text:p>
      <text:p text:style-name="P7"><text:bookmark text:name="_2x8jsev1yrd6"/><text:span text:style-name="T43">China didn’t warn public of likely pandemic for 6 key days</text:span></text:p>
      <text:p text:style-name="P1">By The Associated Press</text:p>
      <text:p text:style-name="P1">2020-04-15 </text:p>
      <text:p text:style-name="P1"/>
      <text:p text:style-name="P1">China’s attempt to walk a line between alerting the public and avoiding panic</text:p>
      <text:p text:style-name="P1">the Chinese government may have waited on warning the public to stave off hysteria, and that it did act quickly in private during that time.</text:p>
      <text:p text:style-name="P1"/>
      <text:p text:style-name="P7"><text:bookmark text:name="_s3dhyvsj0gey"/><text:span text:style-name="T43">In Depth: How Early Signs of a SARS-Like Virus Were Spotted, Spread, and Throttled</text:span></text:p>
      <text:p text:style-name="P1">By<text:a xlink:type="simple" xlink:href="https://u.caixinglobal.com/search/gao-yu.html" text:style-name="ListLabel_20_2" text:visited-style-name="ListLabel_20_2"> </text:a><text:a xlink:type="simple" xlink:href="https://u.caixinglobal.com/search/gao-yu.html" text:style-name="ListLabel_20_1" text:visited-style-name="ListLabel_20_1"><text:span text:style-name="T33">Gao Yu</text:span></text:a>,<text:a xlink:type="simple" xlink:href="https://u.caixinglobal.com/search/peng-yanfeng.html" text:style-name="ListLabel_20_2" text:visited-style-name="ListLabel_20_2"> </text:a><text:a xlink:type="simple" xlink:href="https://u.caixinglobal.com/search/peng-yanfeng.html" text:style-name="ListLabel_20_1" text:visited-style-name="ListLabel_20_1"><text:span text:style-name="T33">Peng Yanfeng</text:span></text:a>,<text:a xlink:type="simple" xlink:href="https://u.caixinglobal.com/search/yang-rui.html" text:style-name="ListLabel_20_2" text:visited-style-name="ListLabel_20_2"> </text:a><text:a xlink:type="simple" xlink:href="https://u.caixinglobal.com/search/yang-rui.html" text:style-name="ListLabel_20_1" text:visited-style-name="ListLabel_20_1"><text:span text:style-name="T33">Yang Rui</text:span></text:a>,<text:a xlink:type="simple" xlink:href="https://u.caixinglobal.com/search/feng-yuding.html" text:style-name="ListLabel_20_2" text:visited-style-name="ListLabel_20_2"> </text:a><text:a xlink:type="simple" xlink:href="https://u.caixinglobal.com/search/feng-yuding.html" text:style-name="ListLabel_20_1" text:visited-style-name="ListLabel_20_1"><text:span text:style-name="T33">Feng Yuding</text:span></text:a>,<text:a xlink:type="simple" xlink:href="https://u.caixinglobal.com/search/ma-danmeng.html" text:style-name="ListLabel_20_2" text:visited-style-name="ListLabel_20_2"> </text:a><text:a xlink:type="simple" xlink:href="https://u.caixinglobal.com/search/ma-danmeng.html" text:style-name="ListLabel_20_1" text:visited-style-name="ListLabel_20_1"><text:span text:style-name="T33">Ma Danmeng</text:span></text:a>,<text:a xlink:type="simple" xlink:href="https://u.caixinglobal.com/search/flynn-murphy.html" text:style-name="ListLabel_20_2" text:visited-style-name="ListLabel_20_2"> </text:a><text:a xlink:type="simple" xlink:href="https://u.caixinglobal.com/search/flynn-murphy.html" text:style-name="ListLabel_20_1" text:visited-style-name="ListLabel_20_1"><text:span text:style-name="T33">Flynn Murphy</text:span></text:a>,<text:a xlink:type="simple" xlink:href="https://u.caixinglobal.com/search/han-wei.html" text:style-name="ListLabel_20_2" text:visited-style-name="ListLabel_20_2"> </text:a><text:a xlink:type="simple" xlink:href="https://u.caixinglobal.com/search/han-wei.html" text:style-name="ListLabel_20_1" text:visited-style-name="ListLabel_20_1"><text:span text:style-name="T33">Han Wei</text:span></text:a> and<text:a xlink:type="simple" xlink:href="https://u.caixinglobal.com/search/timmy-shen.html" text:style-name="ListLabel_20_2" text:visited-style-name="ListLabel_20_2"> </text:a><text:a xlink:type="simple" xlink:href="https://u.caixinglobal.com/search/timmy-shen.html" text:style-name="ListLabel_20_1" text:visited-style-name="ListLabel_20_1"><text:span text:style-name="T33">Timmy Shen</text:span></text:a></text:p>
      <text:p text:style-name="P1"><text:a xlink:type="simple" xlink:href="https://www.caixinglobal.com/2020-02-29/in-depth-how-early-signs-of-a-sars-like-virus-were-spotted-spread-and-throttled-101521745.html?fbclid=IwAR3SMjCePzeDm_RYtwTIIR0M4SzVTPBSo45FJUQ4fdGz6pGr--BBqrgtGc8" text:style-name="ListLabel_20_1" text:visited-style-name="ListLabel_20_1"><text:span text:style-name="T33">https://www.caixinglobal.com/2020-02-29/in-depth-how-early-signs-of-a-sars-like-virus-were-spotted-spread-and-throttled-101521745.html?fbclid=IwAR3SMjCePzeDm_RYtwTIIR0M4SzVTPBSo45FJUQ4fdGz6pGr--BBqrgtGc8</text:span></text:a><text:line-break/></text:p>
      <text:p text:style-name="P1"><text:soft-page-break/><text:a xlink:type="simple" xlink:href="https://www.straitstimes.com/asia/east-asia/how-early-signs-of-the-coronavirus-were-spotted-spread-and-throttled-in-china" text:style-name="ListLabel_20_1" text:visited-style-name="ListLabel_20_1"><text:span text:style-name="T33">https://www.straitstimes.com/asia/east-asia/how-early-signs-of-the-coronavirus-were-spotted-spread-and-throttled-in-china</text:span></text:a> </text:p>
      <text:p text:style-name="P1"><text:line-break/>Published</text:p>
      <text:p text:style-name="P1">Feb 28, 2020, 8:57 pm SGT</text:p>
      <text:p text:style-name="P1">Updated</text:p>
      <text:p text:style-name="P1">Feb 28, 2020, 10:42 pm</text:p>
      <text:p text:style-name="P1"><text:a xlink:type="simple" xlink:href="https://www.straitstimes.com/#facebook" text:style-name="ListLabel_20_1" text:visited-style-name="ListLabel_20_1"><text:span text:style-name="T33">Facebook</text:span></text:a><text:a xlink:type="simple" xlink:href="https://www.straitstimes.com/#twitter" text:style-name="ListLabel_20_2" text:visited-style-name="ListLabel_20_2"> </text:a><text:a xlink:type="simple" xlink:href="https://www.straitstimes.com/#twitter" text:style-name="ListLabel_20_1" text:visited-style-name="ListLabel_20_1"><text:span text:style-name="T33">Twitter</text:span></text:a></text:p>
      <text:p text:style-name="P1">By <text:a xlink:type="simple" xlink:href="https://u.caixinglobal.com/search/gao-yu.html" text:style-name="ListLabel_20_1" text:visited-style-name="ListLabel_20_1"><text:span text:style-name="T33">Gao Yu</text:span></text:a>, <text:a xlink:type="simple" xlink:href="https://u.caixinglobal.com/search/peng-yanfeng.html" text:style-name="ListLabel_20_1" text:visited-style-name="ListLabel_20_1"><text:span text:style-name="T33">Peng Yanfeng</text:span></text:a>, <text:a xlink:type="simple" xlink:href="https://u.caixinglobal.com/search/yang-rui.html" text:style-name="ListLabel_20_1" text:visited-style-name="ListLabel_20_1"><text:span text:style-name="T33">Yang Rui</text:span></text:a>, <text:a xlink:type="simple" xlink:href="https://u.caixinglobal.com/search/feng-yuding.html" text:style-name="ListLabel_20_1" text:visited-style-name="ListLabel_20_1"><text:span text:style-name="T33">Feng Yuding</text:span></text:a>, <text:a xlink:type="simple" xlink:href="https://u.caixinglobal.com/search/ma-danmeng.html" text:style-name="ListLabel_20_1" text:visited-style-name="ListLabel_20_1"><text:span text:style-name="T33">Ma Danmeng</text:span></text:a>, <text:a xlink:type="simple" xlink:href="https://u.caixinglobal.com/search/flynn-murphy.html" text:style-name="ListLabel_20_1" text:visited-style-name="ListLabel_20_1"><text:span text:style-name="T33">Flynn Murphy</text:span></text:a>, <text:a xlink:type="simple" xlink:href="https://u.caixinglobal.com/search/han-wei.html" text:style-name="ListLabel_20_1" text:visited-style-name="ListLabel_20_1"><text:span text:style-name="T33">Han Wei</text:span></text:a> and <text:a xlink:type="simple" xlink:href="https://u.caixinglobal.com/search/timmy-shen.html" text:style-name="ListLabel_20_1" text:visited-style-name="ListLabel_20_1"><text:span text:style-name="T33">Timmy Shen</text:span></text:a></text:p>
      <text:p text:style-name="P3">(<text:a xlink:type="simple" xlink:href="https://www.caixinglobal.com/2020-02-28/in-depth-how-early-signs-of-a-sars-like-virus-were-spotted-spread-and-throttled-101521745.html" text:style-name="ListLabel_20_1" text:visited-style-name="ListLabel_20_1"><text:span text:style-name="T33">CAIXIN GLOBAL</text:span></text:a>) - The new coronavirus that has claimed nearly 3,000 lives and spread to more than 50 countries was sequenced in Chinese labs - and found to be similar to the severe acute respiratory syndrome (Sars) - weeks before officials publicly identified it as the cause of a mysterious viral pneumonia cluster in Wuhan, a Caixin investigation has found.</text:p>
      <text:p text:style-name="P3">Test results from multiple labs in December suggested that there was an outbreak of a highly infectious virus. However, the results failed to trigger a response that could have prepared the public, despite being fed into an infectious disease control system that was designed to alert China's top health officials about outbreaks.</text:p>
      <text:p text:style-name="P3">The revelations show how health officials missed early opportunities to control the virus in the initial stages of the outbreak, as questions mount about who knew what and when, and whether these actions helped the disease to spread.</text:p>
      <text:p text:style-name="P3">As early as Dec 27, a Guangzhou-based genomics company had sequenced most of the virus from fluid samples from the lung of a 65-year old deliveryman who worked at the seafood market where many of the first cases emerged. The results showed an alarming similarity to the deadly Sars coronavirus that killed nearly 800 people between 2002 and 2003.</text:p>
      <text:p text:style-name="P3">Around that time, local doctors sent at least eight other patient samples from hospitals around Wuhan to multiple Chinese genomics companies, including industry heavyweight BGI, as they worked to determine what was behind a growing number of cases of unexplained respiratory disease. The results all pointed to<text:a xlink:type="simple" xlink:href="https://www.straitstimes.com/asia/east-asia/wuhan-pneumonia-outbreak-may-be-linked-to-new-type-of-virus-who" text:style-name="ListLabel_20_2" text:visited-style-name="ListLabel_20_2"> </text:a><text:a xlink:type="simple" xlink:href="https://www.straitstimes.com/asia/east-asia/wuhan-pneumonia-outbreak-may-be-linked-to-new-type-of-virus-who" text:style-name="ListLabel_20_1" text:visited-style-name="ListLabel_20_1"><text:span text:style-name="T33">a dangerous Sars-like virus</text:span></text:a>.</text:p>
      <text:p text:style-name="P3">That was days before China notified the World Health Organisation (WHO) on Dec 31 about the emergence of an unidentified infectious disease, two weeks before it shared the virus' genome sequence with the world, and crucially, more than three weeks before Chinese authorities confirmed publicly that the virus was spreading between people.</text:p>
      <text:p text:style-name="P1">Concerns about the new disease were initially kept within a small group of medical workers, researchers and officials.</text:p>
      <text:p text:style-name="P1"/>
      <text:p text:style-name="P3">On Dec 30, Dr Li Wenliang was one of several in Wuhan who sounded the first alarms and released initial evidence online. Dr Li, who was punished for releasing the information, would<text:a xlink:type="simple" xlink:href="https://www.straitstimes.com/asia/east-asia/chinese-doctor-who-tried-to-warn-colleagues-in-wuhan-about-coronavirus-dies" text:style-name="ListLabel_20_2" text:visited-style-name="ListLabel_20_2"> </text:a><text:a xlink:type="simple" xlink:href="https://www.straitstimes.com/asia/east-asia/chinese-doctor-who-tried-to-warn-colleagues-in-wuhan-about-coronavirus-dies" text:style-name="ListLabel_20_1" text:visited-style-name="ListLabel_20_1"><text:span text:style-name="T33">perish from the disease five weeks later</text:span></text:a>, after contracting it from a patient.</text:p>
      <text:p text:style-name="P3">On Jan 1, after several batches of genome sequence results had been returned to hospitals and submitted to health authorities, an employee of one genomics company received a phone call from an official at the Hubei Provincial Health Commission, ordering the company to stop testing samples from Wuhan related to the new disease and destroy all existing samples.</text:p>
      <text:p text:style-name="P3">The employee spoke on condition of anonymity, saying the company was told to immediately cease releasing test results and information about the tests, and report any future results to authorities.</text:p>
      <text:p text:style-name="P3">Then on Jan 3, China's National Health Commission (NHC), the nation's top health authority, ordered institutions not to publish any information related to the unknown disease, and ordered labs to transfer any samples they had to designated testing institutions, or to destroy them. The order, which Caixin has seen, did not specify any designated testing institutions.</text:p>
      <text:p text:style-name="P3">It was Jan 9 when the Chinese authorities finally announced that<text:a xlink:type="simple" xlink:href="https://www.straitstimes.com/asia/east-asia/wuhan-grapples-with-mystery-pneumonia" text:style-name="ListLabel_20_2" text:visited-style-name="ListLabel_20_2"> </text:a><text:a xlink:type="simple" xlink:href="https://www.straitstimes.com/asia/east-asia/wuhan-grapples-with-mystery-pneumonia" text:style-name="ListLabel_20_1" text:visited-style-name="ListLabel_20_1"><text:span text:style-name="T33">a novel coronavirus was behind Wuhan's viral pneumonia outbreak</text:span></text:a>. Even then, the transmissibility of the virus was downplayed, leaving the public unaware of the imminent danger.</text:p>
      <text:p text:style-name="P3">Finally, on Jan 20, Dr Zhong Nanshan, a leading authority on respiratory health who came to national attention in his role fighting Sars, confirmed in a TV interview that the disease<text:a xlink:type="simple" xlink:href="https://www.straitstimes.com/asia/east-asia/wuhan-virus-cases-hit-217-in-china-as-president-xi-jinping-pledges-to-curb-outbreak" text:style-name="ListLabel_20_2" text:visited-style-name="ListLabel_20_2"> </text:a><text:a xlink:type="simple" xlink:href="https://www.straitstimes.com/asia/east-asia/wuhan-virus-cases-hit-217-in-china-as-president-xi-jinping-pledges-to-curb-outbreak" text:style-name="ListLabel_20_1" text:visited-style-name="ListLabel_20_1"><text:span text:style-name="T33">was spreading from person-to-person</text:span></text:a>.</text:p>
      <text:p text:style-name="P3"><text:soft-page-break/>Two days later, Wuhan, a city of 11 million,<text:a xlink:type="simple" xlink:href="https://www.straitstimes.com/asia/east-asia/chinese-virus-hit-city-of-wuhan-closes-transport-networks-state-media" text:style-name="ListLabel_20_2" text:visited-style-name="ListLabel_20_2"> </text:a><text:a xlink:type="simple" xlink:href="https://www.straitstimes.com/asia/east-asia/chinese-virus-hit-city-of-wuhan-closes-transport-networks-state-media" text:style-name="ListLabel_20_1" text:visited-style-name="ListLabel_20_1"><text:span text:style-name="T33">was placed in lockdown</text:span></text:a>. It remains quarantined today.</text:p>
      <text:p text:style-name="P8"><text:bookmark text:name="_twha2q9wau1f"/><text:span text:style-name="T37">Social media posts provide clues</text:span></text:p>
      <text:p text:style-name="P3">The earliest results, for the 65-year-old deliveryman who worked at the Wuhan seafood market, were returned on Dec 27 by Vision Medicals, a genomics company based in Huangpu district in Guangzhou, South China's Guangdong province.</text:p>
      <text:p text:style-name="P3">The patient was admitted to the Central Hospital of Wuhan on Dec 18 with pneumonia and his condition quickly deteriorated. On Dec 24, the doctors took fluid samples from his lungs and sent them to Vision Medicals for testing, according to Dr Zhao Su, head of respiratory medicine at the hospital.</text:p>
      <text:p text:style-name="P3">In an unusual move, the company did not send back results, but instead called the doctor on Dec 27.</text:p>
      <text:p text:style-name="P3">"They just called us and said it was a new coronavirus," Dr Zhao said.</text:p>
      <text:p text:style-name="P3">Vision Medicals confirmed the tests took place in a post it published on social media late last week. The post said the company was involved in early studies on the new coronavirus and contributed to an article published on the English version of the Chinese Medical Journal about its discovery. That article makes specific mention of a sample collected on Dec 24 from a 65-year-old patient who had contact with the seafood market.</text:p>
      <text:p text:style-name="P3">A different social media post, believed to have been made by a Vision Medicals employee, sheds more light on the company's early work. The author of the post, made on Jan 28, said only that they worked at a private company based in Huangpu, Guangzhou, where Vision Medicals is located.</text:p>
      <text:p text:style-name="P3">The post's author said they noticed a close similarity with the Sars coronavirus in test results of a sample collected on Dec 24, but decided to study the results more closely before returning them, due their significance. The company did, however, share the data with the Chinese Academy of Medical Sciences, according to the article.</text:p>
      <text:p text:style-name="P3">On Dec 27, the lab worked had sequenced most of the virus' genome and had confirmed it was a coronavirus similar to the Sars virus, the article said.</text:p>
      <text:p text:style-name="P3">In the following days, company executives paid a visit to Wuhan to discuss their findings with local hospital officials and disease control authorities, the article said.</text:p>
      <text:p text:style-name="P3">"There was an intensive and confidential investigation under way, and officials from the hospital and disease control centre had acknowledged many similar patients," it said.</text:p>
      <text:p text:style-name="P3">Little information about this early study has been officially released. The patient, who was transferred to Wuhan Jinyintang Hospital, later died.</text:p>
      <text:p text:style-name="P8"><text:bookmark text:name="_1gm929mhqx06"/><text:span text:style-name="T37">Revelations triggered by 'small mistake'</text:span></text:p>
      <text:p text:style-name="P3">While researchers at Vision Medicals mulled their findings, the Central Hospital of Wuhan sent swabs from two other patients with the mysterious pneumonia to a Beijing-based lab, CapitalBio Medlab, for study.</text:p>
      <text:p text:style-name="P3">One of the samples came from a 41-year-old man who had no history of contact with the seafood market, who was admitted on Dec 27.</text:p>
      <text:p text:style-name="P3">Test results delivered by the company showed a false positive for Sars. It was a "small mistake", a gene-sequencing expert told Caixin, which may have been down to a limited gene database or a lack of retesting.</text:p>
      <text:p text:style-name="P3">But it was this mistake that triggered the first concerns heard by the public - recalling painful memories of the cover-up that defined the Sars outbreak 17 years before.</text:p>
      <text:p text:style-name="P3">On the evening of Dec 30, several doctors in Wuhan, including the late Dr Li Wenliang,<text:a xlink:type="simple" xlink:href="https://www.straitstimes.com/asia/east-asia/chinese-whistle-blower-li-wenliang-there-should-be-more-than-one-voice-in-a-healthy" text:style-name="ListLabel_20_2" text:visited-style-name="ListLabel_20_2"> </text:a><text:a xlink:type="simple" xlink:href="https://www.straitstimes.com/asia/east-asia/chinese-whistle-blower-li-wenliang-there-should-be-more-than-one-voice-in-a-healthy" text:style-name="ListLabel_20_1" text:visited-style-name="ListLabel_20_1"><text:span text:style-name="T33">privately shared CapitalBio's results as a warning to friends and colleagues</text:span></text:a> to take protective measures.</text:p>
      <text:p text:style-name="P3">Those messages then circulated widely online and sparked a public uproar demanding more information. Several people, including Dr Li and two other doctors who sent the messages that night, were later punished by the authorities for "spreading rumours".</text:p>
      <text:p text:style-name="P3">Dr Zhang Jixian, who heads the respiratory department at Hubei Xinhua Hospital, noticed on Dec 26 that he had received a growing number of patients with symptoms of pneumonia from the neighboring seafood market. He reported the situation to the hospital the next day, with that report passed on to city and provincial health authorities.</text:p>
      <text:p text:style-name="P3"><text:soft-page-break/>Following the reports, disease control authorities in Wuhan and Hubei on Dec 30 issued an internal notice warning of the emergence of pneumonia patients with links to the seafood market and requiring hospitals to monitor similar cases.</text:p>
      <text:p text:style-name="P3">The notice, later leaked online, offered the first glimpse to the public of officials' acknowledgement of the outbreak.</text:p>
      <text:p text:style-name="P8"><text:bookmark text:name="_x6koserz5xcg"/><text:span text:style-name="T37">Silenced alarms</text:span></text:p>
      <text:p text:style-name="P3">Several other genomics companies also tested samples from patients in Wuhan with the then-unidentified virus in late December, Caixin learnt.</text:p>
      <text:p text:style-name="P3">Industry leader BGI received a sample from a Wuhan hospital on Dec 26. Sequencing was completed by Dec 29, and showed while it was not the virus that causes Sars, it was a previously unseen coronavirus that was about 80 per cent similar to it.</text:p>
      <text:p text:style-name="P3">A BGI source told Caixin that when they undertook the sequencing project in late December the company was unaware that the virus had sickened many people. "We take a lot of sequencing commissions every day," the source said.</text:p>
      <text:p text:style-name="P3">Caixin has learnt that the Wuhan hospital sent BGI at least 30 samples from different pneumonia cases for sequencing in December, and three were found to contain the new coronavirus.</text:p>
      <text:p text:style-name="P3">In addition to the Dec 26 case, the second and third positive samples were received on Dec 29 and Dec 30. They were tested together and the results were reported to the Wuhan Municipal Health Commission as early as Jan 1.</text:p>
      <text:p text:style-name="P3">On Jan 1, gene-sequencing companies received an order from Hubei's health commission to stop testing and destroy all samples, according to an employee at one.</text:p>
      <text:p text:style-name="P3">"If you test it in the future, be sure to report it to us," the person said they were told by phone.</text:p>
      <text:p text:style-name="P3">Two days later on Jan 3, the National Health Commission issued its gag order and said the Wuhan pneumonia samples needed to be treated as highly pathogenic microorganisms - and that any samples needed to be moved to approved testing facilities or destroyed.</text:p>
      <text:p text:style-name="P3">One virologist told Caixin that even the Wuhan Institute of Virology (WIV) under the Chinese Academy of Sciences was not qualified for the tests and told to destroy samples in its lab.</text:p>
      <text:p text:style-name="P3">But that day, Professor Zhang Yongzhen of Fudan University in Shanghai received biological samples packed in dry ice in metal boxes and shipped by rail from Wuhan Central Hospital. By Jan 5, Prof Zhang's team had also identified the new, Sars-like coronavirus through using high-throughput sequencing.</text:p>
      <text:p text:style-name="P3">Prof Zhang reported his findings to the Shanghai Municipal Health Commission as well as China's National Health Commission, warning that the new virus was like Sars, and was being transmitted through the respiratory route. This sparked a secondary emergency response within the Chinese Centre for Disease Control and Prevention (CDC) on Jan 6.</text:p>
      <text:p text:style-name="P3">On Jan 9, an expert team led by the CDC made a preliminary conclusion that the disease was caused by a new strain of coronavirus, according to Chinese state broadcaster CCTV.</text:p>
      <text:p text:style-name="P3">On Jan 11, Prof Zhang's team became the first to publish the genome sequence of the new virus on public databases Virological.org and GenBank, unveiling its structure to the world for the first time. The NHC shared the virus genomic information with the World Health Organisation the next day.</text:p>
      <text:p text:style-name="P3">Also on Jan 11, the Wuhan Municipal Health Commission resumed updating infection cases of the new virus after suspending reports for several days. But the government repeated its claim that there had been no medical worker infections and that there was no evidence of human transmission.</text:p>
      <text:p text:style-name="P3">Meanwhile, it reported that the number of confirmed cases had dropped to 41.</text:p>
      <text:p text:style-name="P3"><text:span text:style-name="T35">This story was originally published by</text:span><text:a xlink:type="simple" xlink:href="https://www.caixinglobal.com/2020-02-28/in-depth-how-early-signs-of-a-sars-like-virus-were-spotted-spread-and-throttled-101521745.html" text:style-name="ListLabel_20_15" text:visited-style-name="ListLabel_20_15"><text:span text:style-name="T35"> </text:span></text:a><text:a xlink:type="simple" xlink:href="https://www.caixinglobal.com/2020-02-28/in-depth-how-early-signs-of-a-sars-like-virus-were-spotted-spread-and-throttled-101521745.html" text:style-name="ListLabel_20_16" text:visited-style-name="ListLabel_20_16"><text:span text:style-name="T34">Caixin Global</text:span></text:a><text:span text:style-name="T35">.</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underline-style="solid" style:text-underline-width="auto" style:text-underline-color="font-color"/>
    </style:style>
    <style:style style:name="ListLabel_20_4" style:display-name="ListLabel 4" style:family="text">
      <style:text-properties fo:color="#ff0000"/>
    </style:style>
    <style:style style:name="ListLabel_20_5" style:display-name="ListLabel 5" style:family="text">
      <style:text-properties fo:color="#ff0000" style:text-underline-style="solid" style:text-underline-width="auto" style:text-underline-color="font-color"/>
    </style:style>
    <style:style style:name="ListLabel_20_6" style:display-name="ListLabel 6" style:family="text">
      <style:text-properties fo:color="#0000ff" fo:font-weight="bold" style:font-weight-asian="bold"/>
    </style:style>
    <style:style style:name="ListLabel_20_7" style:display-name="ListLabel 7" style:family="text">
      <style:text-properties fo:color="#0000ff" style:text-underline-style="solid" style:text-underline-width="auto" style:text-underline-color="font-color" fo:font-weight="bold" style:font-weight-asian="bold"/>
    </style:style>
    <style:style style:name="ListLabel_20_8" style:display-name="ListLabel 8" style:family="text">
      <style:text-properties fo:color="#00ff00" style:text-underline-style="solid" style:text-underline-width="auto" style:text-underline-color="font-color" fo:font-weight="bold" style:font-weight-asian="bold"/>
    </style:style>
    <style:style style:name="ListLabel_20_9" style:display-name="ListLabel 9" style:family="text">
      <style:text-properties fo:color="#0000ff" fo:font-weight="bold" style:font-weight-asian="bold" fo:background-color="#ffff00"/>
    </style:style>
    <style:style style:name="ListLabel_20_10" style:display-name="ListLabel 10" style:family="text">
      <style:text-properties fo:color="#0000ff" style:text-underline-style="solid" style:text-underline-width="auto" style:text-underline-color="font-color" fo:font-weight="bold" style:font-weight-asian="bold" fo:background-color="#ffff00"/>
    </style:style>
    <style:style style:name="ListLabel_20_11" style:display-name="ListLabel 11" style:family="text">
      <style:text-properties fo:color="#ff9900"/>
    </style:style>
    <style:style style:name="ListLabel_20_12" style:display-name="ListLabel 12" style:family="text">
      <style:text-properties fo:color="#ff9900" style:text-underline-style="solid" style:text-underline-width="auto" style:text-underline-color="font-color"/>
    </style:style>
    <style:style style:name="ListLabel_20_13" style:display-name="ListLabel 13" style:family="text">
      <style:text-properties fo:color="#ff00ff" style:text-underline-style="solid" style:text-underline-width="auto" style:text-underline-color="font-color"/>
    </style:style>
    <style:style style:name="ListLabel_20_14" style:display-name="ListLabel 14" style:family="text">
      <style:text-properties fo:color="#ff00ff"/>
    </style:style>
    <style:style style:name="ListLabel_20_15" style:display-name="ListLabel 15" style:family="text">
      <style:text-properties fo:font-weight="bold" style:font-weight-asian="bold"/>
    </style:style>
    <style:style style:name="ListLabel_20_16" style:display-name="ListLabel 16" style:family="text">
      <style:text-properties fo:color="#1155cc" style:text-underline-style="solid" style:text-underline-width="auto" style:text-underline-color="font-color"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874in" fo:margin-bottom="0.6874in" fo:margin-left="0.8126in" fo:margin-right="0.75in" style:writing-mode="lr-tb" style:layout-grid-color="#c0c0c0" style:layout-grid-lines="2444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188" meta:word-count="6451" meta:character-count="40466" meta:non-whitespace-character-count="34143"/>
    <meta:generator>LibreOfficeDev/6.0.5.2$Linux_X86_64 LibreOffice_project/</meta:generator>
  </office:meta>
</office:document-meta>
</file>